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6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" table:style-name="ta1">
        <table:shapes>
          <draw:frame draw:z-index="0" draw:style-name="gr1" draw:text-style-name="P1" svg:width="7.1358in" svg:height="6.6638in" svg:x="6.2067in" svg:y="6.0839in">
            <draw:object draw:notify-on-update-of-ranges="log.A1:log.A500 log.B1:log.B500 log.F1:log.F2 log.G1:log.G2 log.A1:log.A500 log.C1:log.C500 log.A1:log.A500 log.D1:log.D5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0492in" svg:height="5.55in" svg:x="6.2303in" svg:y="0.1673in">
            <draw:object draw:notify-on-update-of-ranges="log.A1:log.A1254 log.B1:log.B1254 log.F5:log.F6 log.G5:log.G6 log.F1:log.F2 log.G1:log.G2 log.A1:log.A1254 log.C1:log.C1254 log.A1:log.A1254 log.D1:log.D12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6.713" calcext:value-type="float">
            <text:p>166.713</text:p>
          </table:table-cell>
          <table:table-cell office:value-type="float" office:value="2" calcext:value-type="float">
            <text:p>2</text:p>
          </table:table-cell>
          <table:table-cell office:value-type="float" office:value="930.569" calcext:value-type="float">
            <text:p>930.569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.524" calcext:value-type="float">
            <text:p>161.524</text:p>
          </table:table-cell>
          <table:table-cell office:value-type="float" office:value="4" calcext:value-type="float">
            <text:p>4</text:p>
          </table:table-cell>
          <table:table-cell office:value-type="float" office:value="937.577" calcext:value-type="float">
            <text:p>937.577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3.039" calcext:value-type="float">
            <text:p>153.039</text:p>
          </table:table-cell>
          <table:table-cell office:value-type="float" office:value="6" calcext:value-type="float">
            <text:p>6</text:p>
          </table:table-cell>
          <table:table-cell office:value-type="float" office:value="944.083" calcext:value-type="float">
            <text:p>944.08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6.763" calcext:value-type="float">
            <text:p>146.763</text:p>
          </table:table-cell>
          <table:table-cell office:value-type="float" office:value="8" calcext:value-type="float">
            <text:p>8</text:p>
          </table:table-cell>
          <table:table-cell office:value-type="float" office:value="950.434" calcext:value-type="float">
            <text:p>950.43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6.763" calcext:value-type="float">
            <text:p>146.763</text:p>
          </table:table-cell>
          <table:table-cell office:value-type="float" office:value="9" calcext:value-type="float">
            <text:p>9</text:p>
          </table:table-cell>
          <table:table-cell office:value-type="float" office:value="950.434" calcext:value-type="float">
            <text:p>950.434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6.763" calcext:value-type="float">
            <text:p>146.763</text:p>
          </table:table-cell>
          <table:table-cell office:value-type="float" office:value="11" calcext:value-type="float">
            <text:p>11</text:p>
          </table:table-cell>
          <table:table-cell office:value-type="float" office:value="950.434" calcext:value-type="float">
            <text:p>950.434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.556" calcext:value-type="float">
            <text:p>143.556</text:p>
          </table:table-cell>
          <table:table-cell office:value-type="float" office:value="13" calcext:value-type="float">
            <text:p>13</text:p>
          </table:table-cell>
          <table:table-cell office:value-type="float" office:value="943.927" calcext:value-type="float">
            <text:p>943.92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2.977" calcext:value-type="float">
            <text:p>132.977</text:p>
          </table:table-cell>
          <table:table-cell office:value-type="float" office:value="15" calcext:value-type="float">
            <text:p>15</text:p>
          </table:table-cell>
          <table:table-cell office:value-type="float" office:value="950.936" calcext:value-type="float">
            <text:p>950.93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2.121" calcext:value-type="float">
            <text:p>122.121</text:p>
          </table:table-cell>
          <table:table-cell office:value-type="float" office:value="17" calcext:value-type="float">
            <text:p>17</text:p>
          </table:table-cell>
          <table:table-cell office:value-type="float" office:value="957.645" calcext:value-type="float">
            <text:p>957.64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7.855" calcext:value-type="float">
            <text:p>117.855</text:p>
          </table:table-cell>
          <table:table-cell office:value-type="float" office:value="19" calcext:value-type="float">
            <text:p>19</text:p>
          </table:table-cell>
          <table:table-cell office:value-type="float" office:value="964.151" calcext:value-type="float">
            <text:p>964.15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3.477" calcext:value-type="float">
            <text:p>113.477</text:p>
          </table:table-cell>
          <table:table-cell office:value-type="float" office:value="18" calcext:value-type="float">
            <text:p>18</text:p>
          </table:table-cell>
          <table:table-cell office:value-type="float" office:value="964.151" calcext:value-type="float">
            <text:p>964.15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.133" calcext:value-type="float">
            <text:p>113.133</text:p>
          </table:table-cell>
          <table:table-cell office:value-type="float" office:value="20" calcext:value-type="float">
            <text:p>20</text:p>
          </table:table-cell>
          <table:table-cell office:value-type="float" office:value="963.948" calcext:value-type="float">
            <text:p>963.94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3.109" calcext:value-type="float">
            <text:p>103.109</text:p>
          </table:table-cell>
          <table:table-cell office:value-type="float" office:value="22" calcext:value-type="float">
            <text:p>22</text:p>
          </table:table-cell>
          <table:table-cell office:value-type="float" office:value="970.957" calcext:value-type="float">
            <text:p>970.95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6.515" calcext:value-type="float">
            <text:p>96.515</text:p>
          </table:table-cell>
          <table:table-cell office:value-type="float" office:value="23" calcext:value-type="float">
            <text:p>23</text:p>
          </table:table-cell>
          <table:table-cell office:value-type="float" office:value="977.463" calcext:value-type="float">
            <text:p>977.46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.515" calcext:value-type="float">
            <text:p>96.515</text:p>
          </table:table-cell>
          <table:table-cell office:value-type="float" office:value="25" calcext:value-type="float">
            <text:p>25</text:p>
          </table:table-cell>
          <table:table-cell office:value-type="float" office:value="977.463" calcext:value-type="float">
            <text:p>977.46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9.93" calcext:value-type="float">
            <text:p>89.93</text:p>
          </table:table-cell>
          <table:table-cell office:value-type="float" office:value="27" calcext:value-type="float">
            <text:p>27</text:p>
          </table:table-cell>
          <table:table-cell office:value-type="float" office:value="983.767" calcext:value-type="float">
            <text:p>983.76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.846" calcext:value-type="float">
            <text:p>81.846</text:p>
          </table:table-cell>
          <table:table-cell office:value-type="float" office:value="28" calcext:value-type="float">
            <text:p>28</text:p>
          </table:table-cell>
          <table:table-cell office:value-type="float" office:value="990.273" calcext:value-type="float">
            <text:p>990.27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1.438" calcext:value-type="float">
            <text:p>71.438</text:p>
          </table:table-cell>
          <table:table-cell office:value-type="float" office:value="30" calcext:value-type="float">
            <text:p>30</text:p>
          </table:table-cell>
          <table:table-cell office:value-type="float" office:value="997.281" calcext:value-type="float">
            <text:p>997.28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.066" calcext:value-type="float">
            <text:p>67.066</text:p>
          </table:table-cell>
          <table:table-cell office:value-type="float" office:value="32" calcext:value-type="float">
            <text:p>32</text:p>
          </table:table-cell>
          <table:table-cell office:value-type="float" office:value="1003.788" calcext:value-type="float">
            <text:p>1003.78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.805" calcext:value-type="float">
            <text:p>66.805</text:p>
          </table:table-cell>
          <table:table-cell office:value-type="float" office:value="34" calcext:value-type="float">
            <text:p>34</text:p>
          </table:table-cell>
          <table:table-cell office:value-type="float" office:value="1003.585" calcext:value-type="float">
            <text:p>1003.58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6.478" calcext:value-type="float">
            <text:p>66.478</text:p>
          </table:table-cell>
          <table:table-cell office:value-type="float" office:value="36" calcext:value-type="float">
            <text:p>36</text:p>
          </table:table-cell>
          <table:table-cell office:value-type="float" office:value="1003.585" calcext:value-type="float">
            <text:p>1003.58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6.35" calcext:value-type="float">
            <text:p>66.35</text:p>
          </table:table-cell>
          <table:table-cell office:value-type="float" office:value="38" calcext:value-type="float">
            <text:p>38</text:p>
          </table:table-cell>
          <table:table-cell office:value-type="float" office:value="1003.382" calcext:value-type="float">
            <text:p>1003.38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5.886" calcext:value-type="float">
            <text:p>65.886</text:p>
          </table:table-cell>
          <table:table-cell office:value-type="float" office:value="39" calcext:value-type="float">
            <text:p>39</text:p>
          </table:table-cell>
          <table:table-cell office:value-type="float" office:value="1003.18" calcext:value-type="float">
            <text:p>1003.1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5.783" calcext:value-type="float">
            <text:p>65.783</text:p>
          </table:table-cell>
          <table:table-cell office:value-type="float" office:value="40" calcext:value-type="float">
            <text:p>40</text:p>
          </table:table-cell>
          <table:table-cell office:value-type="float" office:value="1003.18" calcext:value-type="float">
            <text:p>1003.1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9.7" calcext:value-type="float">
            <text:p>59.7</text:p>
          </table:table-cell>
          <table:table-cell office:value-type="float" office:value="42" calcext:value-type="float">
            <text:p>42</text:p>
          </table:table-cell>
          <table:table-cell office:value-type="float" office:value="1009.889" calcext:value-type="float">
            <text:p>1009.889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.41" calcext:value-type="float">
            <text:p>51.41</text:p>
          </table:table-cell>
          <table:table-cell office:value-type="float" office:value="44" calcext:value-type="float">
            <text:p>44</text:p>
          </table:table-cell>
          <table:table-cell office:value-type="float" office:value="1016.192" calcext:value-type="float">
            <text:p>1016.192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.146" calcext:value-type="float">
            <text:p>49.146</text:p>
          </table:table-cell>
          <table:table-cell office:value-type="float" office:value="45" calcext:value-type="float">
            <text:p>45</text:p>
          </table:table-cell>
          <table:table-cell office:value-type="float" office:value="1016.192" calcext:value-type="float">
            <text:p>1016.19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.92" calcext:value-type="float">
            <text:p>48.92</text:p>
          </table:table-cell>
          <table:table-cell office:value-type="float" office:value="46" calcext:value-type="float">
            <text:p>46</text:p>
          </table:table-cell>
          <table:table-cell office:value-type="float" office:value="1016.395" calcext:value-type="float">
            <text:p>1016.395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7.786" calcext:value-type="float">
            <text:p>47.786</text:p>
          </table:table-cell>
          <table:table-cell office:value-type="float" office:value="46" calcext:value-type="float">
            <text:p>46</text:p>
          </table:table-cell>
          <table:table-cell office:value-type="float" office:value="1010.065" calcext:value-type="float">
            <text:p>1010.06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7.626" calcext:value-type="float">
            <text:p>47.626</text:p>
          </table:table-cell>
          <table:table-cell office:value-type="float" office:value="48" calcext:value-type="float">
            <text:p>48</text:p>
          </table:table-cell>
          <table:table-cell office:value-type="float" office:value="1009.862" calcext:value-type="float">
            <text:p>1009.86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7.346" calcext:value-type="float">
            <text:p>47.346</text:p>
          </table:table-cell>
          <table:table-cell office:value-type="float" office:value="49" calcext:value-type="float">
            <text:p>49</text:p>
          </table:table-cell>
          <table:table-cell office:value-type="float" office:value="1011.779" calcext:value-type="float">
            <text:p>1011.77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6.714" calcext:value-type="float">
            <text:p>46.714</text:p>
          </table:table-cell>
          <table:table-cell office:value-type="float" office:value="51" calcext:value-type="float">
            <text:p>51</text:p>
          </table:table-cell>
          <table:table-cell office:value-type="float" office:value="1011.982" calcext:value-type="float">
            <text:p>1011.98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.326" calcext:value-type="float">
            <text:p>41.326</text:p>
          </table:table-cell>
          <table:table-cell office:value-type="float" office:value="52" calcext:value-type="float">
            <text:p>52</text:p>
          </table:table-cell>
          <table:table-cell office:value-type="float" office:value="983.567" calcext:value-type="float">
            <text:p>983.567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8.003" calcext:value-type="float">
            <text:p>38.003</text:p>
          </table:table-cell>
          <table:table-cell office:value-type="float" office:value="51" calcext:value-type="float">
            <text:p>51</text:p>
          </table:table-cell>
          <table:table-cell office:value-type="float" office:value="977.06" calcext:value-type="float">
            <text:p>977.06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.928" calcext:value-type="float">
            <text:p>37.928</text:p>
          </table:table-cell>
          <table:table-cell office:value-type="float" office:value="52" calcext:value-type="float">
            <text:p>52</text:p>
          </table:table-cell>
          <table:table-cell office:value-type="float" office:value="977.771" calcext:value-type="float">
            <text:p>977.77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.928" calcext:value-type="float">
            <text:p>37.928</text:p>
          </table:table-cell>
          <table:table-cell office:value-type="float" office:value="54" calcext:value-type="float">
            <text:p>54</text:p>
          </table:table-cell>
          <table:table-cell office:value-type="float" office:value="977.771" calcext:value-type="float">
            <text:p>977.77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.871" calcext:value-type="float">
            <text:p>37.871</text:p>
          </table:table-cell>
          <table:table-cell office:value-type="float" office:value="54" calcext:value-type="float">
            <text:p>54</text:p>
          </table:table-cell>
          <table:table-cell office:value-type="float" office:value="977.569" calcext:value-type="float">
            <text:p>977.569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.726" calcext:value-type="float">
            <text:p>37.726</text:p>
          </table:table-cell>
          <table:table-cell office:value-type="float" office:value="55" calcext:value-type="float">
            <text:p>55</text:p>
          </table:table-cell>
          <table:table-cell office:value-type="float" office:value="978.247" calcext:value-type="float">
            <text:p>978.247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.726" calcext:value-type="float">
            <text:p>37.726</text:p>
          </table:table-cell>
          <table:table-cell office:value-type="float" office:value="54" calcext:value-type="float">
            <text:p>54</text:p>
          </table:table-cell>
          <table:table-cell office:value-type="float" office:value="978.247" calcext:value-type="float">
            <text:p>978.247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.55" calcext:value-type="float">
            <text:p>37.55</text:p>
          </table:table-cell>
          <table:table-cell office:value-type="float" office:value="55" calcext:value-type="float">
            <text:p>55</text:p>
          </table:table-cell>
          <table:table-cell office:value-type="float" office:value="978.247" calcext:value-type="float">
            <text:p>978.24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.777" calcext:value-type="float">
            <text:p>36.777</text:p>
          </table:table-cell>
          <table:table-cell office:value-type="float" office:value="57" calcext:value-type="float">
            <text:p>57</text:p>
          </table:table-cell>
          <table:table-cell office:value-type="float" office:value="975.806" calcext:value-type="float">
            <text:p>975.806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.547" calcext:value-type="float">
            <text:p>36.547</text:p>
          </table:table-cell>
          <table:table-cell office:value-type="float" office:value="58" calcext:value-type="float">
            <text:p>58</text:p>
          </table:table-cell>
          <table:table-cell office:value-type="float" office:value="975.604" calcext:value-type="float">
            <text:p>975.60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6.425" calcext:value-type="float">
            <text:p>36.425</text:p>
          </table:table-cell>
          <table:table-cell office:value-type="float" office:value="59" calcext:value-type="float">
            <text:p>59</text:p>
          </table:table-cell>
          <table:table-cell office:value-type="float" office:value="976.314" calcext:value-type="float">
            <text:p>976.314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.244" calcext:value-type="float">
            <text:p>36.244</text:p>
          </table:table-cell>
          <table:table-cell office:value-type="float" office:value="60" calcext:value-type="float">
            <text:p>60</text:p>
          </table:table-cell>
          <table:table-cell office:value-type="float" office:value="976.314" calcext:value-type="float">
            <text:p>976.31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6.244" calcext:value-type="float">
            <text:p>36.244</text:p>
          </table:table-cell>
          <table:table-cell office:value-type="float" office:value="61" calcext:value-type="float">
            <text:p>61</text:p>
          </table:table-cell>
          <table:table-cell office:value-type="float" office:value="976.314" calcext:value-type="float">
            <text:p>976.31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6.201" calcext:value-type="float">
            <text:p>36.201</text:p>
          </table:table-cell>
          <table:table-cell office:value-type="float" office:value="61" calcext:value-type="float">
            <text:p>61</text:p>
          </table:table-cell>
          <table:table-cell office:value-type="float" office:value="976.138" calcext:value-type="float">
            <text:p>976.138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.72" calcext:value-type="float">
            <text:p>35.72</text:p>
          </table:table-cell>
          <table:table-cell office:value-type="float" office:value="61" calcext:value-type="float">
            <text:p>61</text:p>
          </table:table-cell>
          <table:table-cell office:value-type="float" office:value="976.314" calcext:value-type="float">
            <text:p>976.314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.709" calcext:value-type="float">
            <text:p>35.709</text:p>
          </table:table-cell>
          <table:table-cell office:value-type="float" office:value="63" calcext:value-type="float">
            <text:p>63</text:p>
          </table:table-cell>
          <table:table-cell office:value-type="float" office:value="976.112" calcext:value-type="float">
            <text:p>976.11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.121" calcext:value-type="float">
            <text:p>25.121</text:p>
          </table:table-cell>
          <table:table-cell office:value-type="float" office:value="65" calcext:value-type="float">
            <text:p>65</text:p>
          </table:table-cell>
          <table:table-cell office:value-type="float" office:value="981.181" calcext:value-type="float">
            <text:p>981.181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.083" calcext:value-type="float">
            <text:p>25.083</text:p>
          </table:table-cell>
          <table:table-cell office:value-type="float" office:value="64" calcext:value-type="float">
            <text:p>64</text:p>
          </table:table-cell>
          <table:table-cell office:value-type="float" office:value="980.77" calcext:value-type="float">
            <text:p>980.7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.083" calcext:value-type="float">
            <text:p>25.083</text:p>
          </table:table-cell>
          <table:table-cell office:value-type="float" office:value="65" calcext:value-type="float">
            <text:p>65</text:p>
          </table:table-cell>
          <table:table-cell office:value-type="float" office:value="980.77" calcext:value-type="float">
            <text:p>980.77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4.902" calcext:value-type="float">
            <text:p>24.902</text:p>
          </table:table-cell>
          <table:table-cell office:value-type="float" office:value="66" calcext:value-type="float">
            <text:p>66</text:p>
          </table:table-cell>
          <table:table-cell office:value-type="float" office:value="981.448" calcext:value-type="float">
            <text:p>981.448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4.897" calcext:value-type="float">
            <text:p>24.897</text:p>
          </table:table-cell>
          <table:table-cell office:value-type="float" office:value="68" calcext:value-type="float">
            <text:p>68</text:p>
          </table:table-cell>
          <table:table-cell office:value-type="float" office:value="981.448" calcext:value-type="float">
            <text:p>981.448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4.891" calcext:value-type="float">
            <text:p>24.891</text:p>
          </table:table-cell>
          <table:table-cell office:value-type="float" office:value="69" calcext:value-type="float">
            <text:p>69</text:p>
          </table:table-cell>
          <table:table-cell office:value-type="float" office:value="981.624" calcext:value-type="float">
            <text:p>981.624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4.832" calcext:value-type="float">
            <text:p>24.832</text:p>
          </table:table-cell>
          <table:table-cell office:value-type="float" office:value="70" calcext:value-type="float">
            <text:p>70</text:p>
          </table:table-cell>
          <table:table-cell office:value-type="float" office:value="981.421" calcext:value-type="float">
            <text:p>981.421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.878" calcext:value-type="float">
            <text:p>18.878</text:p>
          </table:table-cell>
          <table:table-cell office:value-type="float" office:value="71" calcext:value-type="float">
            <text:p>71</text:p>
          </table:table-cell>
          <table:table-cell office:value-type="float" office:value="967.403" calcext:value-type="float">
            <text:p>967.403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8.87" calcext:value-type="float">
            <text:p>18.87</text:p>
          </table:table-cell>
          <table:table-cell office:value-type="float" office:value="71" calcext:value-type="float">
            <text:p>71</text:p>
          </table:table-cell>
          <table:table-cell office:value-type="float" office:value="967.606" calcext:value-type="float">
            <text:p>967.606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8.87" calcext:value-type="float">
            <text:p>18.87</text:p>
          </table:table-cell>
          <table:table-cell office:value-type="float" office:value="72" calcext:value-type="float">
            <text:p>72</text:p>
          </table:table-cell>
          <table:table-cell office:value-type="float" office:value="967.606" calcext:value-type="float">
            <text:p>967.606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.865" calcext:value-type="float">
            <text:p>18.865</text:p>
          </table:table-cell>
          <table:table-cell office:value-type="float" office:value="73" calcext:value-type="float">
            <text:p>73</text:p>
          </table:table-cell>
          <table:table-cell office:value-type="float" office:value="967.782" calcext:value-type="float">
            <text:p>967.782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.865" calcext:value-type="float">
            <text:p>18.865</text:p>
          </table:table-cell>
          <table:table-cell office:value-type="float" office:value="74" calcext:value-type="float">
            <text:p>74</text:p>
          </table:table-cell>
          <table:table-cell office:value-type="float" office:value="967.782" calcext:value-type="float">
            <text:p>967.78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.802" calcext:value-type="float">
            <text:p>18.802</text:p>
          </table:table-cell>
          <table:table-cell office:value-type="float" office:value="74" calcext:value-type="float">
            <text:p>74</text:p>
          </table:table-cell>
          <table:table-cell office:value-type="float" office:value="968.194" calcext:value-type="float">
            <text:p>968.194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.598" calcext:value-type="float">
            <text:p>18.598</text:p>
          </table:table-cell>
          <table:table-cell office:value-type="float" office:value="75" calcext:value-type="float">
            <text:p>75</text:p>
          </table:table-cell>
          <table:table-cell office:value-type="float" office:value="968.194" calcext:value-type="float">
            <text:p>968.194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.074" calcext:value-type="float">
            <text:p>18.074</text:p>
          </table:table-cell>
          <table:table-cell office:value-type="float" office:value="77" calcext:value-type="float">
            <text:p>77</text:p>
          </table:table-cell>
          <table:table-cell office:value-type="float" office:value="968.37" calcext:value-type="float">
            <text:p>968.37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.061" calcext:value-type="float">
            <text:p>18.061</text:p>
          </table:table-cell>
          <table:table-cell office:value-type="float" office:value="77" calcext:value-type="float">
            <text:p>77</text:p>
          </table:table-cell>
          <table:table-cell office:value-type="float" office:value="968.778" calcext:value-type="float">
            <text:p>968.778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.061" calcext:value-type="float">
            <text:p>18.061</text:p>
          </table:table-cell>
          <table:table-cell office:value-type="float" office:value="77" calcext:value-type="float">
            <text:p>77</text:p>
          </table:table-cell>
          <table:table-cell office:value-type="float" office:value="968.778" calcext:value-type="float">
            <text:p>968.778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.434" calcext:value-type="float">
            <text:p>8.434</text:p>
          </table:table-cell>
          <table:table-cell office:value-type="float" office:value="77" calcext:value-type="float">
            <text:p>77</text:p>
          </table:table-cell>
          <table:table-cell office:value-type="float" office:value="923.782" calcext:value-type="float">
            <text:p>923.782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.873" calcext:value-type="float">
            <text:p>7.873</text:p>
          </table:table-cell>
          <table:table-cell office:value-type="float" office:value="76" calcext:value-type="float">
            <text:p>76</text:p>
          </table:table-cell>
          <table:table-cell office:value-type="float" office:value="920.204" calcext:value-type="float">
            <text:p>920.204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.873" calcext:value-type="float">
            <text:p>7.873</text:p>
          </table:table-cell>
          <table:table-cell office:value-type="float" office:value="77" calcext:value-type="float">
            <text:p>77</text:p>
          </table:table-cell>
          <table:table-cell office:value-type="float" office:value="920.204" calcext:value-type="float">
            <text:p>920.204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.02" calcext:value-type="float">
            <text:p>7.02</text:p>
          </table:table-cell>
          <table:table-cell office:value-type="float" office:value="77" calcext:value-type="float">
            <text:p>77</text:p>
          </table:table-cell>
          <table:table-cell office:value-type="float" office:value="914.346" calcext:value-type="float">
            <text:p>914.346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.02" calcext:value-type="float">
            <text:p>7.02</text:p>
          </table:table-cell>
          <table:table-cell office:value-type="float" office:value="78" calcext:value-type="float">
            <text:p>78</text:p>
          </table:table-cell>
          <table:table-cell office:value-type="float" office:value="914.346" calcext:value-type="float">
            <text:p>914.346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884" calcext:value-type="float">
            <text:p>6.884</text:p>
          </table:table-cell>
          <table:table-cell office:value-type="float" office:value="78" calcext:value-type="float">
            <text:p>78</text:p>
          </table:table-cell>
          <table:table-cell office:value-type="float" office:value="914.346" calcext:value-type="float">
            <text:p>914.346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.734" calcext:value-type="float">
            <text:p>6.734</text:p>
          </table:table-cell>
          <table:table-cell office:value-type="float" office:value="79" calcext:value-type="float">
            <text:p>79</text:p>
          </table:table-cell>
          <table:table-cell office:value-type="float" office:value="914.346" calcext:value-type="float">
            <text:p>914.346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.723" calcext:value-type="float">
            <text:p>6.723</text:p>
          </table:table-cell>
          <table:table-cell office:value-type="float" office:value="79" calcext:value-type="float">
            <text:p>79</text:p>
          </table:table-cell>
          <table:table-cell office:value-type="float" office:value="914.144" calcext:value-type="float">
            <text:p>914.144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.723" calcext:value-type="float">
            <text:p>6.723</text:p>
          </table:table-cell>
          <table:table-cell office:value-type="float" office:value="80" calcext:value-type="float">
            <text:p>80</text:p>
          </table:table-cell>
          <table:table-cell office:value-type="float" office:value="914.147" calcext:value-type="float">
            <text:p>914.147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.723" calcext:value-type="float">
            <text:p>6.723</text:p>
          </table:table-cell>
          <table:table-cell office:value-type="float" office:value="79" calcext:value-type="float">
            <text:p>79</text:p>
          </table:table-cell>
          <table:table-cell office:value-type="float" office:value="914.147" calcext:value-type="float">
            <text:p>914.147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.635" calcext:value-type="float">
            <text:p>6.635</text:p>
          </table:table-cell>
          <table:table-cell office:value-type="float" office:value="79" calcext:value-type="float">
            <text:p>79</text:p>
          </table:table-cell>
          <table:table-cell office:value-type="float" office:value="913.938" calcext:value-type="float">
            <text:p>913.938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.625" calcext:value-type="float">
            <text:p>6.625</text:p>
          </table:table-cell>
          <table:table-cell office:value-type="float" office:value="79" calcext:value-type="float">
            <text:p>79</text:p>
          </table:table-cell>
          <table:table-cell office:value-type="float" office:value="913.736" calcext:value-type="float">
            <text:p>913.736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.605" calcext:value-type="float">
            <text:p>6.605</text:p>
          </table:table-cell>
          <table:table-cell office:value-type="float" office:value="77" calcext:value-type="float">
            <text:p>77</text:p>
          </table:table-cell>
          <table:table-cell office:value-type="float" office:value="913.536" calcext:value-type="float">
            <text:p>913.53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.605" calcext:value-type="float">
            <text:p>6.605</text:p>
          </table:table-cell>
          <table:table-cell office:value-type="float" office:value="78" calcext:value-type="float">
            <text:p>78</text:p>
          </table:table-cell>
          <table:table-cell office:value-type="float" office:value="913.536" calcext:value-type="float">
            <text:p>913.536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.605" calcext:value-type="float">
            <text:p>6.605</text:p>
          </table:table-cell>
          <table:table-cell office:value-type="float" office:value="80" calcext:value-type="float">
            <text:p>80</text:p>
          </table:table-cell>
          <table:table-cell office:value-type="float" office:value="913.536" calcext:value-type="float">
            <text:p>913.536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.326" calcext:value-type="float">
            <text:p>5.326</text:p>
          </table:table-cell>
          <table:table-cell office:value-type="float" office:value="79" calcext:value-type="float">
            <text:p>79</text:p>
          </table:table-cell>
          <table:table-cell office:value-type="float" office:value="914.045" calcext:value-type="float">
            <text:p>914.045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.269" calcext:value-type="float">
            <text:p>5.269</text:p>
          </table:table-cell>
          <table:table-cell office:value-type="float" office:value="78" calcext:value-type="float">
            <text:p>78</text:p>
          </table:table-cell>
          <table:table-cell office:value-type="float" office:value="914.045" calcext:value-type="float">
            <text:p>914.045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.209" calcext:value-type="float">
            <text:p>5.209</text:p>
          </table:table-cell>
          <table:table-cell office:value-type="float" office:value="77" calcext:value-type="float">
            <text:p>77</text:p>
          </table:table-cell>
          <table:table-cell office:value-type="float" office:value="913.842" calcext:value-type="float">
            <text:p>913.842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.052" calcext:value-type="float">
            <text:p>5.052</text:p>
          </table:table-cell>
          <table:table-cell office:value-type="float" office:value="77" calcext:value-type="float">
            <text:p>77</text:p>
          </table:table-cell>
          <table:table-cell office:value-type="float" office:value="913.469" calcext:value-type="float">
            <text:p>913.469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.052" calcext:value-type="float">
            <text:p>5.052</text:p>
          </table:table-cell>
          <table:table-cell office:value-type="float" office:value="75" calcext:value-type="float">
            <text:p>75</text:p>
          </table:table-cell>
          <table:table-cell office:value-type="float" office:value="913.469" calcext:value-type="float">
            <text:p>913.469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.027" calcext:value-type="float">
            <text:p>5.027</text:p>
          </table:table-cell>
          <table:table-cell office:value-type="float" office:value="75" calcext:value-type="float">
            <text:p>75</text:p>
          </table:table-cell>
          <table:table-cell office:value-type="float" office:value="913.267" calcext:value-type="float">
            <text:p>913.267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.027" calcext:value-type="float">
            <text:p>5.027</text:p>
          </table:table-cell>
          <table:table-cell office:value-type="float" office:value="73" calcext:value-type="float">
            <text:p>73</text:p>
          </table:table-cell>
          <table:table-cell office:value-type="float" office:value="913.267" calcext:value-type="float">
            <text:p>913.267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.027" calcext:value-type="float">
            <text:p>5.027</text:p>
          </table:table-cell>
          <table:table-cell office:value-type="float" office:value="74" calcext:value-type="float">
            <text:p>74</text:p>
          </table:table-cell>
          <table:table-cell office:value-type="float" office:value="913.267" calcext:value-type="float">
            <text:p>913.267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151" calcext:value-type="float">
            <text:p>4.151</text:p>
          </table:table-cell>
          <table:table-cell office:value-type="float" office:value="75" calcext:value-type="float">
            <text:p>75</text:p>
          </table:table-cell>
          <table:table-cell office:value-type="float" office:value="913.109" calcext:value-type="float">
            <text:p>913.109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.151" calcext:value-type="float">
            <text:p>4.151</text:p>
          </table:table-cell>
          <table:table-cell office:value-type="float" office:value="74" calcext:value-type="float">
            <text:p>74</text:p>
          </table:table-cell>
          <table:table-cell office:value-type="float" office:value="913.109" calcext:value-type="float">
            <text:p>913.109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.131" calcext:value-type="float">
            <text:p>4.131</text:p>
          </table:table-cell>
          <table:table-cell office:value-type="float" office:value="75" calcext:value-type="float">
            <text:p>75</text:p>
          </table:table-cell>
          <table:table-cell office:value-type="float" office:value="912.933" calcext:value-type="float">
            <text:p>912.933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.071" calcext:value-type="float">
            <text:p>4.071</text:p>
          </table:table-cell>
          <table:table-cell office:value-type="float" office:value="73" calcext:value-type="float">
            <text:p>73</text:p>
          </table:table-cell>
          <table:table-cell office:value-type="float" office:value="913.109" calcext:value-type="float">
            <text:p>913.109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.627" calcext:value-type="float">
            <text:p>3.627</text:p>
          </table:table-cell>
          <table:table-cell office:value-type="float" office:value="74" calcext:value-type="float">
            <text:p>74</text:p>
          </table:table-cell>
          <table:table-cell office:value-type="float" office:value="913.286" calcext:value-type="float">
            <text:p>913.286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.323" calcext:value-type="float">
            <text:p>3.323</text:p>
          </table:table-cell>
          <table:table-cell office:value-type="float" office:value="75" calcext:value-type="float">
            <text:p>75</text:p>
          </table:table-cell>
          <table:table-cell office:value-type="float" office:value="913.083" calcext:value-type="float">
            <text:p>913.083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.323" calcext:value-type="float">
            <text:p>3.323</text:p>
          </table:table-cell>
          <table:table-cell office:value-type="float" office:value="76" calcext:value-type="float">
            <text:p>76</text:p>
          </table:table-cell>
          <table:table-cell office:value-type="float" office:value="913.083" calcext:value-type="float">
            <text:p>913.08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.323" calcext:value-type="float">
            <text:p>3.323</text:p>
          </table:table-cell>
          <table:table-cell office:value-type="float" office:value="76" calcext:value-type="float">
            <text:p>76</text:p>
          </table:table-cell>
          <table:table-cell office:value-type="float" office:value="913.083" calcext:value-type="float">
            <text:p>913.083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.323" calcext:value-type="float">
            <text:p>3.323</text:p>
          </table:table-cell>
          <table:table-cell office:value-type="float" office:value="77" calcext:value-type="float">
            <text:p>77</text:p>
          </table:table-cell>
          <table:table-cell office:value-type="float" office:value="913.083" calcext:value-type="float">
            <text:p>913.083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.834" calcext:value-type="float">
            <text:p>2.834</text:p>
          </table:table-cell>
          <table:table-cell office:value-type="float" office:value="78" calcext:value-type="float">
            <text:p>78</text:p>
          </table:table-cell>
          <table:table-cell office:value-type="float" office:value="913.259" calcext:value-type="float">
            <text:p>913.259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.834" calcext:value-type="float">
            <text:p>2.834</text:p>
          </table:table-cell>
          <table:table-cell office:value-type="float" office:value="77" calcext:value-type="float">
            <text:p>77</text:p>
          </table:table-cell>
          <table:table-cell office:value-type="float" office:value="913.259" calcext:value-type="float">
            <text:p>913.259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.771" calcext:value-type="float">
            <text:p>2.771</text:p>
          </table:table-cell>
          <table:table-cell office:value-type="float" office:value="79" calcext:value-type="float">
            <text:p>79</text:p>
          </table:table-cell>
          <table:table-cell office:value-type="float" office:value="913.468" calcext:value-type="float">
            <text:p>913.46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771" calcext:value-type="float">
            <text:p>2.771</text:p>
          </table:table-cell>
          <table:table-cell office:value-type="float" office:value="79" calcext:value-type="float">
            <text:p>79</text:p>
          </table:table-cell>
          <table:table-cell office:value-type="float" office:value="913.468" calcext:value-type="float">
            <text:p>913.468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.771" calcext:value-type="float">
            <text:p>2.771</text:p>
          </table:table-cell>
          <table:table-cell office:value-type="float" office:value="81" calcext:value-type="float">
            <text:p>81</text:p>
          </table:table-cell>
          <table:table-cell office:value-type="float" office:value="913.468" calcext:value-type="float">
            <text:p>913.468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.771" calcext:value-type="float">
            <text:p>2.771</text:p>
          </table:table-cell>
          <table:table-cell office:value-type="float" office:value="81" calcext:value-type="float">
            <text:p>81</text:p>
          </table:table-cell>
          <table:table-cell office:value-type="float" office:value="913.468" calcext:value-type="float">
            <text:p>913.468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.771" calcext:value-type="float">
            <text:p>2.771</text:p>
          </table:table-cell>
          <table:table-cell office:value-type="float" office:value="82" calcext:value-type="float">
            <text:p>82</text:p>
          </table:table-cell>
          <table:table-cell office:value-type="float" office:value="913.468" calcext:value-type="float">
            <text:p>913.468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.771" calcext:value-type="float">
            <text:p>2.771</text:p>
          </table:table-cell>
          <table:table-cell office:value-type="float" office:value="82" calcext:value-type="float">
            <text:p>82</text:p>
          </table:table-cell>
          <table:table-cell office:value-type="float" office:value="913.468" calcext:value-type="float">
            <text:p>913.468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.771" calcext:value-type="float">
            <text:p>2.771</text:p>
          </table:table-cell>
          <table:table-cell office:value-type="float" office:value="83" calcext:value-type="float">
            <text:p>83</text:p>
          </table:table-cell>
          <table:table-cell office:value-type="float" office:value="913.468" calcext:value-type="float">
            <text:p>913.468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.771" calcext:value-type="float">
            <text:p>2.771</text:p>
          </table:table-cell>
          <table:table-cell office:value-type="float" office:value="83" calcext:value-type="float">
            <text:p>83</text:p>
          </table:table-cell>
          <table:table-cell office:value-type="float" office:value="913.468" calcext:value-type="float">
            <text:p>913.468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.694" calcext:value-type="float">
            <text:p>2.694</text:p>
          </table:table-cell>
          <table:table-cell office:value-type="float" office:value="82" calcext:value-type="float">
            <text:p>82</text:p>
          </table:table-cell>
          <table:table-cell office:value-type="float" office:value="913.468" calcext:value-type="float">
            <text:p>913.468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.694" calcext:value-type="float">
            <text:p>2.694</text:p>
          </table:table-cell>
          <table:table-cell office:value-type="float" office:value="82" calcext:value-type="float">
            <text:p>82</text:p>
          </table:table-cell>
          <table:table-cell office:value-type="float" office:value="913.468" calcext:value-type="float">
            <text:p>913.468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.17" calcext:value-type="float">
            <text:p>2.17</text:p>
          </table:table-cell>
          <table:table-cell office:value-type="float" office:value="82" calcext:value-type="float">
            <text:p>82</text:p>
          </table:table-cell>
          <table:table-cell office:value-type="float" office:value="911.855" calcext:value-type="float">
            <text:p>911.855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605" calcext:value-type="float">
            <text:p>1.605</text:p>
          </table:table-cell>
          <table:table-cell office:value-type="float" office:value="82" calcext:value-type="float">
            <text:p>82</text:p>
          </table:table-cell>
          <table:table-cell office:value-type="float" office:value="911.855" calcext:value-type="float">
            <text:p>911.855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586" calcext:value-type="float">
            <text:p>1.586</text:p>
          </table:table-cell>
          <table:table-cell office:value-type="float" office:value="81" calcext:value-type="float">
            <text:p>81</text:p>
          </table:table-cell>
          <table:table-cell office:value-type="float" office:value="911.855" calcext:value-type="float">
            <text:p>911.855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586" calcext:value-type="float">
            <text:p>1.586</text:p>
          </table:table-cell>
          <table:table-cell office:value-type="float" office:value="80" calcext:value-type="float">
            <text:p>80</text:p>
          </table:table-cell>
          <table:table-cell office:value-type="float" office:value="911.855" calcext:value-type="float">
            <text:p>911.855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586" calcext:value-type="float">
            <text:p>1.586</text:p>
          </table:table-cell>
          <table:table-cell office:value-type="float" office:value="79" calcext:value-type="float">
            <text:p>79</text:p>
          </table:table-cell>
          <table:table-cell office:value-type="float" office:value="911.855" calcext:value-type="float">
            <text:p>911.855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586" calcext:value-type="float">
            <text:p>1.586</text:p>
          </table:table-cell>
          <table:table-cell office:value-type="float" office:value="79" calcext:value-type="float">
            <text:p>79</text:p>
          </table:table-cell>
          <table:table-cell office:value-type="float" office:value="911.855" calcext:value-type="float">
            <text:p>911.855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586" calcext:value-type="float">
            <text:p>1.586</text:p>
          </table:table-cell>
          <table:table-cell office:value-type="float" office:value="80" calcext:value-type="float">
            <text:p>80</text:p>
          </table:table-cell>
          <table:table-cell office:value-type="float" office:value="911.855" calcext:value-type="float">
            <text:p>911.855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586" calcext:value-type="float">
            <text:p>1.586</text:p>
          </table:table-cell>
          <table:table-cell office:value-type="float" office:value="79" calcext:value-type="float">
            <text:p>79</text:p>
          </table:table-cell>
          <table:table-cell office:value-type="float" office:value="911.855" calcext:value-type="float">
            <text:p>911.855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586" calcext:value-type="float">
            <text:p>1.586</text:p>
          </table:table-cell>
          <table:table-cell office:value-type="float" office:value="78" calcext:value-type="float">
            <text:p>78</text:p>
          </table:table-cell>
          <table:table-cell office:value-type="float" office:value="911.855" calcext:value-type="float">
            <text:p>911.855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541" calcext:value-type="float">
            <text:p>1.541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541" calcext:value-type="float">
            <text:p>1.541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541" calcext:value-type="float">
            <text:p>1.541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541" calcext:value-type="float">
            <text:p>1.541</text:p>
          </table:table-cell>
          <table:table-cell office:value-type="float" office:value="78" calcext:value-type="float">
            <text:p>78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541" calcext:value-type="float">
            <text:p>1.541</text:p>
          </table:table-cell>
          <table:table-cell office:value-type="float" office:value="78" calcext:value-type="float">
            <text:p>78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541" calcext:value-type="float">
            <text:p>1.541</text:p>
          </table:table-cell>
          <table:table-cell office:value-type="float" office:value="78" calcext:value-type="float">
            <text:p>78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541" calcext:value-type="float">
            <text:p>1.541</text:p>
          </table:table-cell>
          <table:table-cell office:value-type="float" office:value="77" calcext:value-type="float">
            <text:p>77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541" calcext:value-type="float">
            <text:p>1.541</text:p>
          </table:table-cell>
          <table:table-cell office:value-type="float" office:value="76" calcext:value-type="float">
            <text:p>76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541" calcext:value-type="float">
            <text:p>1.541</text:p>
          </table:table-cell>
          <table:table-cell office:value-type="float" office:value="77" calcext:value-type="float">
            <text:p>77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541" calcext:value-type="float">
            <text:p>1.541</text:p>
          </table:table-cell>
          <table:table-cell office:value-type="float" office:value="78" calcext:value-type="float">
            <text:p>78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541" calcext:value-type="float">
            <text:p>1.541</text:p>
          </table:table-cell>
          <table:table-cell office:value-type="float" office:value="78" calcext:value-type="float">
            <text:p>78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541" calcext:value-type="float">
            <text:p>1.541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541" calcext:value-type="float">
            <text:p>1.541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541" calcext:value-type="float">
            <text:p>1.541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541" calcext:value-type="float">
            <text:p>1.541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402" calcext:value-type="float">
            <text:p>1.402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402" calcext:value-type="float">
            <text:p>1.402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402" calcext:value-type="float">
            <text:p>1.402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402" calcext:value-type="float">
            <text:p>1.402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402" calcext:value-type="float">
            <text:p>1.402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402" calcext:value-type="float">
            <text:p>1.402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402" calcext:value-type="float">
            <text:p>1.402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402" calcext:value-type="float">
            <text:p>1.402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402" calcext:value-type="float">
            <text:p>1.402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402" calcext:value-type="float">
            <text:p>1.402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402" calcext:value-type="float">
            <text:p>1.402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402" calcext:value-type="float">
            <text:p>1.402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402" calcext:value-type="float">
            <text:p>1.402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402" calcext:value-type="float">
            <text:p>1.402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.402" calcext:value-type="float">
            <text:p>1.402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402" calcext:value-type="float">
            <text:p>1.402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.402" calcext:value-type="float">
            <text:p>1.402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402" calcext:value-type="float">
            <text:p>1.402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402" calcext:value-type="float">
            <text:p>1.402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402" calcext:value-type="float">
            <text:p>1.402</text:p>
          </table:table-cell>
          <table:table-cell office:value-type="float" office:value="84" calcext:value-type="float">
            <text:p>84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349" calcext:value-type="float">
            <text:p>1.349</text:p>
          </table:table-cell>
          <table:table-cell office:value-type="float" office:value="84" calcext:value-type="float">
            <text:p>84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349" calcext:value-type="float">
            <text:p>1.349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349" calcext:value-type="float">
            <text:p>1.349</text:p>
          </table:table-cell>
          <table:table-cell office:value-type="float" office:value="84" calcext:value-type="float">
            <text:p>84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349" calcext:value-type="float">
            <text:p>1.349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349" calcext:value-type="float">
            <text:p>1.349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349" calcext:value-type="float">
            <text:p>1.349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349" calcext:value-type="float">
            <text:p>1.349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349" calcext:value-type="float">
            <text:p>1.349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349" calcext:value-type="float">
            <text:p>1.349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349" calcext:value-type="float">
            <text:p>1.349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349" calcext:value-type="float">
            <text:p>1.349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.349" calcext:value-type="float">
            <text:p>1.349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349" calcext:value-type="float">
            <text:p>1.349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349" calcext:value-type="float">
            <text:p>1.349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.349" calcext:value-type="float">
            <text:p>1.349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349" calcext:value-type="float">
            <text:p>1.349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.349" calcext:value-type="float">
            <text:p>1.349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349" calcext:value-type="float">
            <text:p>1.349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349" calcext:value-type="float">
            <text:p>1.349</text:p>
          </table:table-cell>
          <table:table-cell office:value-type="float" office:value="84" calcext:value-type="float">
            <text:p>84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349" calcext:value-type="float">
            <text:p>1.349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.349" calcext:value-type="float">
            <text:p>1.349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349" calcext:value-type="float">
            <text:p>1.349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349" calcext:value-type="float">
            <text:p>1.349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349" calcext:value-type="float">
            <text:p>1.349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349" calcext:value-type="float">
            <text:p>1.349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.349" calcext:value-type="float">
            <text:p>1.349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.349" calcext:value-type="float">
            <text:p>1.349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349" calcext:value-type="float">
            <text:p>1.349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349" calcext:value-type="float">
            <text:p>1.349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.349" calcext:value-type="float">
            <text:p>1.349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349" calcext:value-type="float">
            <text:p>1.349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.349" calcext:value-type="float">
            <text:p>1.349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349" calcext:value-type="float">
            <text:p>1.349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.349" calcext:value-type="float">
            <text:p>1.349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.349" calcext:value-type="float">
            <text:p>1.349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.349" calcext:value-type="float">
            <text:p>1.349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349" calcext:value-type="float">
            <text:p>1.349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349" calcext:value-type="float">
            <text:p>1.349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.349" calcext:value-type="float">
            <text:p>1.349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349" calcext:value-type="float">
            <text:p>1.349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.349" calcext:value-type="float">
            <text:p>1.349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.349" calcext:value-type="float">
            <text:p>1.349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349" calcext:value-type="float">
            <text:p>1.349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349" calcext:value-type="float">
            <text:p>1.349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.349" calcext:value-type="float">
            <text:p>1.349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349" calcext:value-type="float">
            <text:p>1.349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349" calcext:value-type="float">
            <text:p>1.349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349" calcext:value-type="float">
            <text:p>1.349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.173" calcext:value-type="float">
            <text:p>1.173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.173" calcext:value-type="float">
            <text:p>1.173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.173" calcext:value-type="float">
            <text:p>1.173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.173" calcext:value-type="float">
            <text:p>1.173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.173" calcext:value-type="float">
            <text:p>1.173</text:p>
          </table:table-cell>
          <table:table-cell office:value-type="float" office:value="78" calcext:value-type="float">
            <text:p>78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.173" calcext:value-type="float">
            <text:p>1.173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.173" calcext:value-type="float">
            <text:p>1.173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.173" calcext:value-type="float">
            <text:p>1.173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.173" calcext:value-type="float">
            <text:p>1.173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.173" calcext:value-type="float">
            <text:p>1.173</text:p>
          </table:table-cell>
          <table:table-cell office:value-type="float" office:value="84" calcext:value-type="float">
            <text:p>84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.173" calcext:value-type="float">
            <text:p>1.173</text:p>
          </table:table-cell>
          <table:table-cell office:value-type="float" office:value="84" calcext:value-type="float">
            <text:p>84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.173" calcext:value-type="float">
            <text:p>1.173</text:p>
          </table:table-cell>
          <table:table-cell office:value-type="float" office:value="85" calcext:value-type="float">
            <text:p>8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.173" calcext:value-type="float">
            <text:p>1.173</text:p>
          </table:table-cell>
          <table:table-cell office:value-type="float" office:value="84" calcext:value-type="float">
            <text:p>84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.173" calcext:value-type="float">
            <text:p>1.173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.173" calcext:value-type="float">
            <text:p>1.173</text:p>
          </table:table-cell>
          <table:table-cell office:value-type="float" office:value="78" calcext:value-type="float">
            <text:p>78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.173" calcext:value-type="float">
            <text:p>1.173</text:p>
          </table:table-cell>
          <table:table-cell office:value-type="float" office:value="78" calcext:value-type="float">
            <text:p>78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.173" calcext:value-type="float">
            <text:p>1.173</text:p>
          </table:table-cell>
          <table:table-cell office:value-type="float" office:value="78" calcext:value-type="float">
            <text:p>78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.173" calcext:value-type="float">
            <text:p>1.173</text:p>
          </table:table-cell>
          <table:table-cell office:value-type="float" office:value="78" calcext:value-type="float">
            <text:p>78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.173" calcext:value-type="float">
            <text:p>1.173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.173" calcext:value-type="float">
            <text:p>1.173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.173" calcext:value-type="float">
            <text:p>1.173</text:p>
          </table:table-cell>
          <table:table-cell office:value-type="float" office:value="84" calcext:value-type="float">
            <text:p>84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.173" calcext:value-type="float">
            <text:p>1.173</text:p>
          </table:table-cell>
          <table:table-cell office:value-type="float" office:value="84" calcext:value-type="float">
            <text:p>84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.173" calcext:value-type="float">
            <text:p>1.173</text:p>
          </table:table-cell>
          <table:table-cell office:value-type="float" office:value="85" calcext:value-type="float">
            <text:p>8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.173" calcext:value-type="float">
            <text:p>1.173</text:p>
          </table:table-cell>
          <table:table-cell office:value-type="float" office:value="84" calcext:value-type="float">
            <text:p>84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.173" calcext:value-type="float">
            <text:p>1.173</text:p>
          </table:table-cell>
          <table:table-cell office:value-type="float" office:value="84" calcext:value-type="float">
            <text:p>84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.173" calcext:value-type="float">
            <text:p>1.173</text:p>
          </table:table-cell>
          <table:table-cell office:value-type="float" office:value="84" calcext:value-type="float">
            <text:p>84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.173" calcext:value-type="float">
            <text:p>1.173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.173" calcext:value-type="float">
            <text:p>1.173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.173" calcext:value-type="float">
            <text:p>1.173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.173" calcext:value-type="float">
            <text:p>1.173</text:p>
          </table:table-cell>
          <table:table-cell office:value-type="float" office:value="78" calcext:value-type="float">
            <text:p>78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.173" calcext:value-type="float">
            <text:p>1.173</text:p>
          </table:table-cell>
          <table:table-cell office:value-type="float" office:value="76" calcext:value-type="float">
            <text:p>76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.173" calcext:value-type="float">
            <text:p>1.173</text:p>
          </table:table-cell>
          <table:table-cell office:value-type="float" office:value="76" calcext:value-type="float">
            <text:p>76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173" calcext:value-type="float">
            <text:p>1.173</text:p>
          </table:table-cell>
          <table:table-cell office:value-type="float" office:value="76" calcext:value-type="float">
            <text:p>76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.173" calcext:value-type="float">
            <text:p>1.173</text:p>
          </table:table-cell>
          <table:table-cell office:value-type="float" office:value="77" calcext:value-type="float">
            <text:p>77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.173" calcext:value-type="float">
            <text:p>1.173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.173" calcext:value-type="float">
            <text:p>1.173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.173" calcext:value-type="float">
            <text:p>1.173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173" calcext:value-type="float">
            <text:p>1.173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.173" calcext:value-type="float">
            <text:p>1.173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.173" calcext:value-type="float">
            <text:p>1.173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.173" calcext:value-type="float">
            <text:p>1.173</text:p>
          </table:table-cell>
          <table:table-cell office:value-type="float" office:value="84" calcext:value-type="float">
            <text:p>84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.173" calcext:value-type="float">
            <text:p>1.173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.173" calcext:value-type="float">
            <text:p>1.173</text:p>
          </table:table-cell>
          <table:table-cell office:value-type="float" office:value="78" calcext:value-type="float">
            <text:p>78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.173" calcext:value-type="float">
            <text:p>1.173</text:p>
          </table:table-cell>
          <table:table-cell office:value-type="float" office:value="78" calcext:value-type="float">
            <text:p>78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173" calcext:value-type="float">
            <text:p>1.173</text:p>
          </table:table-cell>
          <table:table-cell office:value-type="float" office:value="78" calcext:value-type="float">
            <text:p>78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.173" calcext:value-type="float">
            <text:p>1.173</text:p>
          </table:table-cell>
          <table:table-cell office:value-type="float" office:value="77" calcext:value-type="float">
            <text:p>77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.173" calcext:value-type="float">
            <text:p>1.173</text:p>
          </table:table-cell>
          <table:table-cell office:value-type="float" office:value="78" calcext:value-type="float">
            <text:p>78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.173" calcext:value-type="float">
            <text:p>1.173</text:p>
          </table:table-cell>
          <table:table-cell office:value-type="float" office:value="78" calcext:value-type="float">
            <text:p>78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.173" calcext:value-type="float">
            <text:p>1.173</text:p>
          </table:table-cell>
          <table:table-cell office:value-type="float" office:value="78" calcext:value-type="float">
            <text:p>78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.173" calcext:value-type="float">
            <text:p>1.173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.173" calcext:value-type="float">
            <text:p>1.173</text:p>
          </table:table-cell>
          <table:table-cell office:value-type="float" office:value="84" calcext:value-type="float">
            <text:p>84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.173" calcext:value-type="float">
            <text:p>1.173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.173" calcext:value-type="float">
            <text:p>1.173</text:p>
          </table:table-cell>
          <table:table-cell office:value-type="float" office:value="84" calcext:value-type="float">
            <text:p>84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.173" calcext:value-type="float">
            <text:p>1.173</text:p>
          </table:table-cell>
          <table:table-cell office:value-type="float" office:value="84" calcext:value-type="float">
            <text:p>84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.173" calcext:value-type="float">
            <text:p>1.173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.173" calcext:value-type="float">
            <text:p>1.173</text:p>
          </table:table-cell>
          <table:table-cell office:value-type="float" office:value="78" calcext:value-type="float">
            <text:p>78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.173" calcext:value-type="float">
            <text:p>1.173</text:p>
          </table:table-cell>
          <table:table-cell office:value-type="float" office:value="78" calcext:value-type="float">
            <text:p>78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.173" calcext:value-type="float">
            <text:p>1.173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.173" calcext:value-type="float">
            <text:p>1.173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.173" calcext:value-type="float">
            <text:p>1.173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.173" calcext:value-type="float">
            <text:p>1.173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.173" calcext:value-type="float">
            <text:p>1.173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.173" calcext:value-type="float">
            <text:p>1.173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.173" calcext:value-type="float">
            <text:p>1.173</text:p>
          </table:table-cell>
          <table:table-cell office:value-type="float" office:value="84" calcext:value-type="float">
            <text:p>84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.173" calcext:value-type="float">
            <text:p>1.173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.173" calcext:value-type="float">
            <text:p>1.173</text:p>
          </table:table-cell>
          <table:table-cell office:value-type="float" office:value="84" calcext:value-type="float">
            <text:p>84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.173" calcext:value-type="float">
            <text:p>1.173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.173" calcext:value-type="float">
            <text:p>1.173</text:p>
          </table:table-cell>
          <table:table-cell office:value-type="float" office:value="78" calcext:value-type="float">
            <text:p>78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173" calcext:value-type="float">
            <text:p>1.173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.173" calcext:value-type="float">
            <text:p>1.173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173" calcext:value-type="float">
            <text:p>1.173</text:p>
          </table:table-cell>
          <table:table-cell office:value-type="float" office:value="84" calcext:value-type="float">
            <text:p>84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.173" calcext:value-type="float">
            <text:p>1.173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.173" calcext:value-type="float">
            <text:p>1.173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.173" calcext:value-type="float">
            <text:p>1.173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.173" calcext:value-type="float">
            <text:p>1.173</text:p>
          </table:table-cell>
          <table:table-cell office:value-type="float" office:value="84" calcext:value-type="float">
            <text:p>84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.173" calcext:value-type="float">
            <text:p>1.173</text:p>
          </table:table-cell>
          <table:table-cell office:value-type="float" office:value="84" calcext:value-type="float">
            <text:p>84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.173" calcext:value-type="float">
            <text:p>1.173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.173" calcext:value-type="float">
            <text:p>1.173</text:p>
          </table:table-cell>
          <table:table-cell office:value-type="float" office:value="84" calcext:value-type="float">
            <text:p>84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.173" calcext:value-type="float">
            <text:p>1.173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173" calcext:value-type="float">
            <text:p>1.173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.173" calcext:value-type="float">
            <text:p>1.173</text:p>
          </table:table-cell>
          <table:table-cell office:value-type="float" office:value="84" calcext:value-type="float">
            <text:p>84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.173" calcext:value-type="float">
            <text:p>1.173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.173" calcext:value-type="float">
            <text:p>1.173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.173" calcext:value-type="float">
            <text:p>1.173</text:p>
          </table:table-cell>
          <table:table-cell office:value-type="float" office:value="84" calcext:value-type="float">
            <text:p>84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.173" calcext:value-type="float">
            <text:p>1.173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173" calcext:value-type="float">
            <text:p>1.173</text:p>
          </table:table-cell>
          <table:table-cell office:value-type="float" office:value="84" calcext:value-type="float">
            <text:p>84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.173" calcext:value-type="float">
            <text:p>1.173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173" calcext:value-type="float">
            <text:p>1.173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.173" calcext:value-type="float">
            <text:p>1.173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.173" calcext:value-type="float">
            <text:p>1.173</text:p>
          </table:table-cell>
          <table:table-cell office:value-type="float" office:value="84" calcext:value-type="float">
            <text:p>84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173" calcext:value-type="float">
            <text:p>1.173</text:p>
          </table:table-cell>
          <table:table-cell office:value-type="float" office:value="78" calcext:value-type="float">
            <text:p>78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.173" calcext:value-type="float">
            <text:p>1.173</text:p>
          </table:table-cell>
          <table:table-cell office:value-type="float" office:value="78" calcext:value-type="float">
            <text:p>78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173" calcext:value-type="float">
            <text:p>1.173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173" calcext:value-type="float">
            <text:p>1.173</text:p>
          </table:table-cell>
          <table:table-cell office:value-type="float" office:value="84" calcext:value-type="float">
            <text:p>84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173" calcext:value-type="float">
            <text:p>1.173</text:p>
          </table:table-cell>
          <table:table-cell office:value-type="float" office:value="84" calcext:value-type="float">
            <text:p>84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.173" calcext:value-type="float">
            <text:p>1.173</text:p>
          </table:table-cell>
          <table:table-cell office:value-type="float" office:value="85" calcext:value-type="float">
            <text:p>8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173" calcext:value-type="float">
            <text:p>1.173</text:p>
          </table:table-cell>
          <table:table-cell office:value-type="float" office:value="85" calcext:value-type="float">
            <text:p>8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.173" calcext:value-type="float">
            <text:p>1.173</text:p>
          </table:table-cell>
          <table:table-cell office:value-type="float" office:value="84" calcext:value-type="float">
            <text:p>84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.173" calcext:value-type="float">
            <text:p>1.173</text:p>
          </table:table-cell>
          <table:table-cell office:value-type="float" office:value="85" calcext:value-type="float">
            <text:p>8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173" calcext:value-type="float">
            <text:p>1.173</text:p>
          </table:table-cell>
          <table:table-cell office:value-type="float" office:value="85" calcext:value-type="float">
            <text:p>8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173" calcext:value-type="float">
            <text:p>1.173</text:p>
          </table:table-cell>
          <table:table-cell office:value-type="float" office:value="84" calcext:value-type="float">
            <text:p>84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.173" calcext:value-type="float">
            <text:p>1.173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173" calcext:value-type="float">
            <text:p>1.173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.173" calcext:value-type="float">
            <text:p>1.173</text:p>
          </table:table-cell>
          <table:table-cell office:value-type="float" office:value="83" calcext:value-type="float">
            <text:p>83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.173" calcext:value-type="float">
            <text:p>1.173</text:p>
          </table:table-cell>
          <table:table-cell office:value-type="float" office:value="78" calcext:value-type="float">
            <text:p>78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.173" calcext:value-type="float">
            <text:p>1.173</text:p>
          </table:table-cell>
          <table:table-cell office:value-type="float" office:value="78" calcext:value-type="float">
            <text:p>78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.173" calcext:value-type="float">
            <text:p>1.173</text:p>
          </table:table-cell>
          <table:table-cell office:value-type="float" office:value="78" calcext:value-type="float">
            <text:p>78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.173" calcext:value-type="float">
            <text:p>1.173</text:p>
          </table:table-cell>
          <table:table-cell office:value-type="float" office:value="82" calcext:value-type="float">
            <text:p>82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.173" calcext:value-type="float">
            <text:p>1.173</text:p>
          </table:table-cell>
          <table:table-cell office:value-type="float" office:value="81" calcext:value-type="float">
            <text:p>81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.173" calcext:value-type="float">
            <text:p>1.173</text:p>
          </table:table-cell>
          <table:table-cell office:value-type="float" office:value="78" calcext:value-type="float">
            <text:p>78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.173" calcext:value-type="float">
            <text:p>1.173</text:p>
          </table:table-cell>
          <table:table-cell office:value-type="float" office:value="80" calcext:value-type="float">
            <text:p>80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.173" calcext:value-type="float">
            <text:p>1.173</text:p>
          </table:table-cell>
          <table:table-cell office:value-type="float" office:value="79" calcext:value-type="float">
            <text:p>79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.173" calcext:value-type="float">
            <text:p>1.173</text:p>
          </table:table-cell>
          <table:table-cell office:value-type="float" office:value="78" calcext:value-type="float">
            <text:p>78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.173" calcext:value-type="float">
            <text:p>1.173</text:p>
          </table:table-cell>
          <table:table-cell office:value-type="float" office:value="77" calcext:value-type="float">
            <text:p>77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.173" calcext:value-type="float">
            <text:p>1.173</text:p>
          </table:table-cell>
          <table:table-cell office:value-type="float" office:value="77" calcext:value-type="float">
            <text:p>77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.173" calcext:value-type="float">
            <text:p>1.173</text:p>
          </table:table-cell>
          <table:table-cell office:value-type="float" office:value="77" calcext:value-type="float">
            <text:p>77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.173" calcext:value-type="float">
            <text:p>1.173</text:p>
          </table:table-cell>
          <table:table-cell office:value-type="float" office:value="77" calcext:value-type="float">
            <text:p>77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.173" calcext:value-type="float">
            <text:p>1.173</text:p>
          </table:table-cell>
          <table:table-cell office:value-type="float" office:value="77" calcext:value-type="float">
            <text:p>77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.173" calcext:value-type="float">
            <text:p>1.173</text:p>
          </table:table-cell>
          <table:table-cell office:value-type="float" office:value="77" calcext:value-type="float">
            <text:p>77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3" calcext:value-type="float">
            <text:p>1.173</text:p>
          </table:table-cell>
          <table:table-cell office:value-type="float" office:value="75" calcext:value-type="float">
            <text:p>75</text:p>
          </table:table-cell>
          <table:table-cell office:value-type="float" office:value="912.064" calcext:value-type="float">
            <text:p>912.064</text:p>
          </table:table-cell>
          <table:table-cell table:number-columns-repeated="3"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20:27:48.0021100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5T20:30:04.304216641</dc:date>
    <meta:editing-duration>PT47M22S</meta:editing-duration>
    <meta:editing-cycles>4</meta:editing-cycles>
    <meta:generator>LibreOffice/7.3.3.2$Linux_X86_64 LibreOffice_project/30$Build-2</meta:generator>
    <meta:document-statistic meta:table-count="2" meta:cell-count="594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eeeeee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Long_20_Dot_20__28_Rounded_29_" svg:stroke-width="0.08cm" svg:stroke-color="#b2b2b2" svg:stroke-linecap="round" draw:fill-color="#b2b2b2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126cm" svg:height="16.927cm" xlink:href=".." xlink:type="simple" chart:class="chart:scatter" chart:style-name="ch1">
        <chart:legend chart:legend-position="end" svg:x="11.787cm" svg:y="0.692cm" style:legend-expansion="custom" svg:width="4.103cm" svg:height="2.996cm" style:legend-expansion-aspect-ratio="1.36949265687583" chart:style-name="ch2"/>
        <chart:plot-area chart:style-name="ch3" table:cell-range-address="log.A1:log.D500 log.G1:log.G2" chart:data-source-has-labels="row" svg:x="1.613cm" svg:y="0.509cm" svg:width="15.292cm" svg:height="15.503cm">
          <chart:coordinate-region svg:x="2.42cm" svg:y="0.709cm" svg:width="13.492cm" svg:height="14.656cm"/>
          <chart:axis chart:dimension="x" chart:name="primary-x" chart:style-name="ch4">
            <chart:title svg:x="8.54cm" svg:y="16.35cm" chart:style-name="ch5">
              <text:p>Itérations</text:p>
            </chart:title>
          </chart:axis>
          <chart:axis chart:dimension="y" chart:name="primary-y" chart:style-name="ch6">
            <chart:title svg:x="0.691cm" svg:y="10.341cm" chart:style-name="ch7">
              <text:p>f_employees and f_students</text:p>
            </chart:title>
            <chart:grid chart:style-name="ch8" chart:class="major"/>
          </chart:axis>
          <chart:axis chart:dimension="y" chart:name="secondary-y" chart:style-name="ch9">
            <chart:title svg:x="17.267cm" svg:y="8.965cm" chart:style-name="ch7">
              <text:p>f_sessad</text:p>
            </chart:title>
          </chart:axis>
          <chart:series chart:attached-axis="primary-y" chart:style-name="ch10" chart:values-cell-range-address="log.B1:log.B500" loext:label-string="f_eployees" chart:class="chart:scatter">
            <chart:domain table:cell-range-address="log.A1:log.A500"/>
            <chart:data-point chart:repeated="500"/>
          </chart:series>
          <chart:series chart:attached-axis="primary-y" chart:style-name="ch11" chart:values-cell-range-address="log.G1:log.G2" loext:hide-legend="true" loext:label-string="separation1" chart:class="chart:scatter">
            <chart:domain table:cell-range-address="log.F1:log.F2"/>
            <chart:data-point chart:repeated="2"/>
          </chart:series>
          <chart:series chart:attached-axis="primary-y" chart:style-name="ch12" chart:values-cell-range-address="log.C1:log.C500" loext:label-string="f_students" chart:class="chart:scatter">
            <chart:data-point chart:repeated="500"/>
          </chart:series>
          <chart:series chart:attached-axis="secondary-y" chart:style-name="ch13" chart:values-cell-range-address="log.D1:log.D500" loext:label-string="f_sessad" chart:class="chart:scatter">
            <chart:data-point chart:repeated="5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_eployees</text:p>
              </table:table-cell>
              <table:table-cell office:value-type="string">
                <text:p>Column F</text:p>
              </table:table-cell>
              <table:table-cell office:value-type="string">
                <text:p>separation1</text:p>
              </table:table-cell>
              <table:table-cell office:value-type="string">
                <text:p>f_students</text:p>
              </table:table-cell>
              <table:table-cell office:value-type="string">
                <text:p>f_sess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og.A1:log.A500</svg:desc>
                </draw:g>
              </table:table-cell>
              <table:table-cell office:value-type="float" office:value="166.713">
                <text:p>166.713</text:p>
                <draw:g>
                  <svg:desc>log.B1:log.B500</svg:desc>
                </draw:g>
              </table:table-cell>
              <table:table-cell office:value-type="float" office:value="418">
                <text:p>418</text:p>
                <draw:g>
                  <svg:desc>log.F1:log.F2</svg:desc>
                </draw:g>
              </table:table-cell>
              <table:table-cell office:value-type="float" office:value="0">
                <text:p>0</text:p>
                <draw:g>
                  <svg:desc>log.G1:log.G2</svg:desc>
                </draw:g>
              </table:table-cell>
              <table:table-cell office:value-type="float" office:value="2">
                <text:p>2</text:p>
                <draw:g>
                  <svg:desc>log.C1:log.C500</svg:desc>
                </draw:g>
              </table:table-cell>
              <table:table-cell office:value-type="float" office:value="930.569">
                <text:p>930.569</text:p>
                <draw:g>
                  <svg:desc>log.D1:log.D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1.524">
                <text:p>161.524</text:p>
              </table:table-cell>
              <table:table-cell office:value-type="float" office:value="418">
                <text:p>418</text:p>
              </table:table-cell>
              <table:table-cell office:value-type="float" office:value="600">
                <text:p>600</text:p>
              </table:table-cell>
              <table:table-cell office:value-type="float" office:value="4">
                <text:p>4</text:p>
              </table:table-cell>
              <table:table-cell office:value-type="float" office:value="937.577">
                <text:p>937.5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53.039">
                <text:p>153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944.083">
                <text:p>944.0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46.763">
                <text:p>146.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950.434">
                <text:p>950.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46.763">
                <text:p>146.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950.434">
                <text:p>950.4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46.763">
                <text:p>146.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950.434">
                <text:p>950.4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43.556">
                <text:p>143.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943.927">
                <text:p>943.9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32.977">
                <text:p>132.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950.936">
                <text:p>950.9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2.121">
                <text:p>122.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957.645">
                <text:p>957.6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17.855">
                <text:p>117.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964.151">
                <text:p>964.1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3.477">
                <text:p>113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964.151">
                <text:p>964.1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3.133">
                <text:p>113.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963.948">
                <text:p>963.9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3.109">
                <text:p>103.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970.957">
                <text:p>970.9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96.515">
                <text:p>96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977.463">
                <text:p>977.4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6.515">
                <text:p>96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977.463">
                <text:p>977.4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89.93">
                <text:p>89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983.767">
                <text:p>983.7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81.846">
                <text:p>81.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990.273">
                <text:p>990.2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71.438">
                <text:p>71.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997.281">
                <text:p>997.2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67.066">
                <text:p>67.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1003.788">
                <text:p>1003.7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6.805">
                <text:p>66.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003.585">
                <text:p>1003.5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66.478">
                <text:p>66.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1003.585">
                <text:p>1003.5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66.35">
                <text:p>66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003.382">
                <text:p>1003.3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65.886">
                <text:p>65.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1003.18">
                <text:p>1003.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5.783">
                <text:p>65.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1003.18">
                <text:p>1003.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59.7">
                <text:p>5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1009.889">
                <text:p>1009.8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51.41">
                <text:p>51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1016.192">
                <text:p>1016.1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9.146">
                <text:p>49.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1016.192">
                <text:p>1016.1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48.92">
                <text:p>48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1016.395">
                <text:p>1016.3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47.786">
                <text:p>47.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1010.065">
                <text:p>1010.0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7.626">
                <text:p>47.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1009.862">
                <text:p>1009.8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7.346">
                <text:p>47.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1011.779">
                <text:p>1011.7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46.714">
                <text:p>46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1011.982">
                <text:p>1011.9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41.326">
                <text:p>41.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983.567">
                <text:p>983.5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8.003">
                <text:p>38.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977.06">
                <text:p>977.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7.928">
                <text:p>37.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977.771">
                <text:p>977.7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7.928">
                <text:p>37.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977.771">
                <text:p>977.7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.871">
                <text:p>37.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977.569">
                <text:p>977.5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7.726">
                <text:p>37.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978.247">
                <text:p>978.2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7.726">
                <text:p>37.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978.247">
                <text:p>978.2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7.55">
                <text:p>37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978.247">
                <text:p>978.2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6.777">
                <text:p>36.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975.806">
                <text:p>975.8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6.547">
                <text:p>36.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975.604">
                <text:p>975.6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6.425">
                <text:p>36.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976.314">
                <text:p>976.3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6.244">
                <text:p>36.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976.314">
                <text:p>976.3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6.244">
                <text:p>36.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976.314">
                <text:p>976.3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6.201">
                <text:p>36.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976.138">
                <text:p>976.1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5.72">
                <text:p>35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976.314">
                <text:p>976.3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5.709">
                <text:p>35.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976.112">
                <text:p>976.1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5.121">
                <text:p>25.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981.181">
                <text:p>981.1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5.083">
                <text:p>25.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980.77">
                <text:p>980.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5.083">
                <text:p>25.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980.77">
                <text:p>980.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4.902">
                <text:p>24.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981.448">
                <text:p>981.4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4.897">
                <text:p>24.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981.448">
                <text:p>981.4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4.891">
                <text:p>24.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981.624">
                <text:p>981.6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24.832">
                <text:p>24.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981.421">
                <text:p>981.4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8.878">
                <text:p>18.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967.403">
                <text:p>967.4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8.87">
                <text:p>18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967.606">
                <text:p>967.6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8.87">
                <text:p>18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967.606">
                <text:p>967.6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8.865">
                <text:p>18.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967.782">
                <text:p>967.7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8.865">
                <text:p>18.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967.782">
                <text:p>967.7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8.802">
                <text:p>18.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968.194">
                <text:p>968.1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8.598">
                <text:p>18.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68.194">
                <text:p>968.1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8.074">
                <text:p>18.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968.37">
                <text:p>968.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8.061">
                <text:p>18.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968.778">
                <text:p>968.7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8.061">
                <text:p>18.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968.778">
                <text:p>968.7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8.434">
                <text:p>8.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923.782">
                <text:p>923.7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7.873">
                <text:p>7.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920.204">
                <text:p>920.2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7.873">
                <text:p>7.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920.204">
                <text:p>920.2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7.02">
                <text:p>7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914.346">
                <text:p>914.3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.02">
                <text:p>7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4.346">
                <text:p>914.3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.884">
                <text:p>6.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4.346">
                <text:p>914.3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6.734">
                <text:p>6.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4.346">
                <text:p>914.3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6.723">
                <text:p>6.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4.144">
                <text:p>914.1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6.723">
                <text:p>6.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4.147">
                <text:p>914.1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.723">
                <text:p>6.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4.147">
                <text:p>914.1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6.635">
                <text:p>6.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3.938">
                <text:p>913.9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6.625">
                <text:p>6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3.736">
                <text:p>913.7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6.605">
                <text:p>6.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913.536">
                <text:p>913.5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6.605">
                <text:p>6.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3.536">
                <text:p>913.5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6.605">
                <text:p>6.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3.536">
                <text:p>913.5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5.326">
                <text:p>5.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4.045">
                <text:p>914.0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5.269">
                <text:p>5.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4.045">
                <text:p>914.0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5.209">
                <text:p>5.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913.842">
                <text:p>913.8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5.052">
                <text:p>5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913.469">
                <text:p>913.4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5.052">
                <text:p>5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3.469">
                <text:p>913.4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5.027">
                <text:p>5.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3.267">
                <text:p>913.2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5.027">
                <text:p>5.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913.267">
                <text:p>913.2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5.027">
                <text:p>5.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913.267">
                <text:p>913.2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4.151">
                <text:p>4.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3.109">
                <text:p>913.1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4.151">
                <text:p>4.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913.109">
                <text:p>913.1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4.131">
                <text:p>4.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933">
                <text:p>912.9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4.071">
                <text:p>4.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913.109">
                <text:p>913.1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3.627">
                <text:p>3.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913.286">
                <text:p>913.2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3.323">
                <text:p>3.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3.083">
                <text:p>913.0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3.323">
                <text:p>3.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913.083">
                <text:p>913.0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3.323">
                <text:p>3.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913.083">
                <text:p>913.0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3.323">
                <text:p>3.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913.083">
                <text:p>913.0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2.834">
                <text:p>2.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3.259">
                <text:p>913.2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2.834">
                <text:p>2.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913.259">
                <text:p>913.2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2.771">
                <text:p>2.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3.468">
                <text:p>913.4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2.771">
                <text:p>2.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3.468">
                <text:p>913.4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2.771">
                <text:p>2.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3.468">
                <text:p>913.4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2.771">
                <text:p>2.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3.468">
                <text:p>913.4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2.771">
                <text:p>2.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3.468">
                <text:p>913.4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2.771">
                <text:p>2.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3.468">
                <text:p>913.4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2.771">
                <text:p>2.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3.468">
                <text:p>913.4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2.771">
                <text:p>2.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3.468">
                <text:p>913.4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2.694">
                <text:p>2.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3.468">
                <text:p>913.4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2.694">
                <text:p>2.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3.468">
                <text:p>913.4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2.17">
                <text:p>2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1.855">
                <text:p>911.8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.605">
                <text:p>1.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1.855">
                <text:p>911.8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.586">
                <text:p>1.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1.855">
                <text:p>911.8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.586">
                <text:p>1.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1.855">
                <text:p>911.8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.586">
                <text:p>1.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1.855">
                <text:p>911.8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.586">
                <text:p>1.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1.855">
                <text:p>911.8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.586">
                <text:p>1.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1.855">
                <text:p>911.8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.586">
                <text:p>1.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1.855">
                <text:p>911.8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.586">
                <text:p>1.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1.855">
                <text:p>911.8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.541">
                <text:p>1.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.541">
                <text:p>1.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.541">
                <text:p>1.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.541">
                <text:p>1.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.541">
                <text:p>1.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.541">
                <text:p>1.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.541">
                <text:p>1.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.541">
                <text:p>1.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.541">
                <text:p>1.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.541">
                <text:p>1.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.541">
                <text:p>1.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.541">
                <text:p>1.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.541">
                <text:p>1.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.541">
                <text:p>1.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.541">
                <text:p>1.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.402">
                <text:p>1.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.402">
                <text:p>1.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.402">
                <text:p>1.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.402">
                <text:p>1.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.402">
                <text:p>1.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.402">
                <text:p>1.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.402">
                <text:p>1.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.402">
                <text:p>1.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.402">
                <text:p>1.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.402">
                <text:p>1.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.402">
                <text:p>1.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.402">
                <text:p>1.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.402">
                <text:p>1.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.402">
                <text:p>1.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.402">
                <text:p>1.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.402">
                <text:p>1.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.402">
                <text:p>1.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.402">
                <text:p>1.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.402">
                <text:p>1.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.402">
                <text:p>1.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ot_20__28_Rounded_29_" draw:display-name="Long Dot (Rounded)" draw:style="round" draw:dots1="1" draw:dots1-length="1%" draw:distance="399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eeeeee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254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Long_20_Dot_20__28_Rounded_29_" svg:stroke-width="0.08cm" svg:stroke-color="#b2b2b2" svg:stroke-linecap="round" draw:fill-color="#b2b2b2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906cm" svg:height="14.098cm" xlink:href=".." xlink:type="simple" chart:class="chart:scatter" chart:style-name="ch1">
        <chart:legend chart:legend-position="end" svg:x="11.727cm" svg:y="0.578cm" style:legend-expansion="custom" svg:width="3.955cm" svg:height="2.628cm" style:legend-expansion-aspect-ratio="1.50494672754947" chart:style-name="ch2"/>
        <chart:plot-area chart:style-name="ch3" table:cell-range-address="log.A1:log.D1254 log.G5:log.G6 log.G1:log.G2" chart:data-source-has-labels="row" svg:x="1.583cm" svg:y="0.392cm" svg:width="15.129cm" svg:height="13.053cm">
          <chart:coordinate-region svg:x="2.39cm" svg:y="0.591cm" svg:width="13.329cm" svg:height="12.207cm"/>
          <chart:axis chart:dimension="x" chart:name="primary-x" chart:style-name="ch4">
            <chart:title svg:x="8.428cm" svg:y="13.538cm" chart:style-name="ch5">
              <text:p>Itérations</text:p>
            </chart:title>
          </chart:axis>
          <chart:axis chart:dimension="y" chart:name="primary-y" chart:style-name="ch6">
            <chart:title svg:x="0.665cm" svg:y="8.999cm" chart:style-name="ch7">
              <text:p>f_employees and f_students</text:p>
            </chart:title>
          </chart:axis>
          <chart:axis chart:dimension="y" chart:name="secondary-y" chart:style-name="ch8">
            <chart:title svg:x="17.07cm" svg:y="7.623cm" chart:style-name="ch7">
              <text:p>f_sessad</text:p>
            </chart:title>
          </chart:axis>
          <chart:series chart:attached-axis="primary-y" chart:style-name="ch9" chart:values-cell-range-address="log.B1:log.B1254" loext:label-string="f_eployees" chart:class="chart:scatter">
            <chart:domain table:cell-range-address="log.A1:log.A1254"/>
            <chart:data-point chart:repeated="1254"/>
          </chart:series>
          <chart:series chart:attached-axis="primary-y" chart:style-name="ch10" chart:values-cell-range-address="log.G5:log.G6" loext:hide-legend="true" loext:label-string="separation2" chart:class="chart:scatter">
            <chart:domain table:cell-range-address="log.F5:log.F6"/>
            <chart:data-point chart:repeated="2"/>
          </chart:series>
          <chart:series chart:attached-axis="primary-y" chart:style-name="ch10" chart:values-cell-range-address="log.G1:log.G2" loext:hide-legend="true" loext:label-string="separation1" chart:class="chart:scatter">
            <chart:domain table:cell-range-address="log.F1:log.F2"/>
            <chart:data-point chart:repeated="2"/>
          </chart:series>
          <chart:series chart:attached-axis="primary-y" chart:style-name="ch11" chart:values-cell-range-address="log.C1:log.C1254" loext:label-string="f_students" chart:class="chart:scatter">
            <chart:data-point chart:repeated="1254"/>
          </chart:series>
          <chart:series chart:attached-axis="secondary-y" chart:style-name="ch12" chart:values-cell-range-address="log.D1:log.D1254" loext:label-string="f_sessad" chart:class="chart:scatter">
            <chart:data-point chart:repeated="125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_eployees</text:p>
              </table:table-cell>
              <table:table-cell office:value-type="string">
                <text:p>Column F</text:p>
              </table:table-cell>
              <table:table-cell office:value-type="string">
                <text:p>separation2</text:p>
              </table:table-cell>
              <table:table-cell office:value-type="string">
                <text:p>Column F</text:p>
              </table:table-cell>
              <table:table-cell office:value-type="string">
                <text:p>separation1</text:p>
              </table:table-cell>
              <table:table-cell office:value-type="string">
                <text:p>f_students</text:p>
              </table:table-cell>
              <table:table-cell office:value-type="string">
                <text:p>f_sess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og.A1:log.A1254</svg:desc>
                </draw:g>
              </table:table-cell>
              <table:table-cell office:value-type="float" office:value="166.713">
                <text:p>166.713</text:p>
                <draw:g>
                  <svg:desc>log.B1:log.B1254</svg:desc>
                </draw:g>
              </table:table-cell>
              <table:table-cell office:value-type="float" office:value="836">
                <text:p>836</text:p>
                <draw:g>
                  <svg:desc>log.F5:log.F6</svg:desc>
                </draw:g>
              </table:table-cell>
              <table:table-cell office:value-type="float" office:value="0">
                <text:p>0</text:p>
                <draw:g>
                  <svg:desc>log.G5:log.G6</svg:desc>
                </draw:g>
              </table:table-cell>
              <table:table-cell office:value-type="float" office:value="418">
                <text:p>418</text:p>
                <draw:g>
                  <svg:desc>log.F1:log.F2</svg:desc>
                </draw:g>
              </table:table-cell>
              <table:table-cell office:value-type="float" office:value="0">
                <text:p>0</text:p>
                <draw:g>
                  <svg:desc>log.G1:log.G2</svg:desc>
                </draw:g>
              </table:table-cell>
              <table:table-cell office:value-type="float" office:value="2">
                <text:p>2</text:p>
                <draw:g>
                  <svg:desc>log.C1:log.C1254</svg:desc>
                </draw:g>
              </table:table-cell>
              <table:table-cell office:value-type="float" office:value="930.569">
                <text:p>930.569</text:p>
                <draw:g>
                  <svg:desc>log.D1:log.D12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1.524">
                <text:p>161.524</text:p>
              </table:table-cell>
              <table:table-cell office:value-type="float" office:value="836">
                <text:p>836</text:p>
              </table:table-cell>
              <table:table-cell office:value-type="float" office:value="600">
                <text:p>600</text:p>
              </table:table-cell>
              <table:table-cell office:value-type="float" office:value="418">
                <text:p>418</text:p>
              </table:table-cell>
              <table:table-cell office:value-type="float" office:value="600">
                <text:p>600</text:p>
              </table:table-cell>
              <table:table-cell office:value-type="float" office:value="4">
                <text:p>4</text:p>
              </table:table-cell>
              <table:table-cell office:value-type="float" office:value="937.577">
                <text:p>937.5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53.039">
                <text:p>153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944.083">
                <text:p>944.0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46.763">
                <text:p>146.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950.434">
                <text:p>950.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46.763">
                <text:p>146.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950.434">
                <text:p>950.4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46.763">
                <text:p>146.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950.434">
                <text:p>950.4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43.556">
                <text:p>143.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943.927">
                <text:p>943.9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32.977">
                <text:p>132.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950.936">
                <text:p>950.9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2.121">
                <text:p>122.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957.645">
                <text:p>957.6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17.855">
                <text:p>117.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964.151">
                <text:p>964.1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3.477">
                <text:p>113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964.151">
                <text:p>964.1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3.133">
                <text:p>113.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963.948">
                <text:p>963.9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3.109">
                <text:p>103.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970.957">
                <text:p>970.9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96.515">
                <text:p>96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977.463">
                <text:p>977.4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6.515">
                <text:p>96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977.463">
                <text:p>977.4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89.93">
                <text:p>89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983.767">
                <text:p>983.7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81.846">
                <text:p>81.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990.273">
                <text:p>990.2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71.438">
                <text:p>71.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997.281">
                <text:p>997.2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67.066">
                <text:p>67.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1003.788">
                <text:p>1003.7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6.805">
                <text:p>66.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003.585">
                <text:p>1003.5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66.478">
                <text:p>66.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1003.585">
                <text:p>1003.5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66.35">
                <text:p>66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003.382">
                <text:p>1003.3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65.886">
                <text:p>65.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1003.18">
                <text:p>1003.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5.783">
                <text:p>65.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1003.18">
                <text:p>1003.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59.7">
                <text:p>5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1009.889">
                <text:p>1009.8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51.41">
                <text:p>51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1016.192">
                <text:p>1016.1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9.146">
                <text:p>49.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1016.192">
                <text:p>1016.1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48.92">
                <text:p>48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1016.395">
                <text:p>1016.3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47.786">
                <text:p>47.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1010.065">
                <text:p>1010.0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7.626">
                <text:p>47.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1009.862">
                <text:p>1009.8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7.346">
                <text:p>47.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1011.779">
                <text:p>1011.7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46.714">
                <text:p>46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1011.982">
                <text:p>1011.9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41.326">
                <text:p>41.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983.567">
                <text:p>983.5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8.003">
                <text:p>38.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977.06">
                <text:p>977.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7.928">
                <text:p>37.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977.771">
                <text:p>977.7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7.928">
                <text:p>37.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977.771">
                <text:p>977.7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.871">
                <text:p>37.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977.569">
                <text:p>977.5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7.726">
                <text:p>37.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978.247">
                <text:p>978.2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7.726">
                <text:p>37.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978.247">
                <text:p>978.2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7.55">
                <text:p>37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978.247">
                <text:p>978.2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6.777">
                <text:p>36.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975.806">
                <text:p>975.8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6.547">
                <text:p>36.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975.604">
                <text:p>975.6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6.425">
                <text:p>36.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976.314">
                <text:p>976.3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6.244">
                <text:p>36.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976.314">
                <text:p>976.3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6.244">
                <text:p>36.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976.314">
                <text:p>976.3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6.201">
                <text:p>36.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976.138">
                <text:p>976.1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5.72">
                <text:p>35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976.314">
                <text:p>976.3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5.709">
                <text:p>35.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976.112">
                <text:p>976.1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5.121">
                <text:p>25.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981.181">
                <text:p>981.1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5.083">
                <text:p>25.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980.77">
                <text:p>980.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5.083">
                <text:p>25.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980.77">
                <text:p>980.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4.902">
                <text:p>24.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981.448">
                <text:p>981.4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4.897">
                <text:p>24.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981.448">
                <text:p>981.4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4.891">
                <text:p>24.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981.624">
                <text:p>981.6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24.832">
                <text:p>24.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981.421">
                <text:p>981.4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8.878">
                <text:p>18.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967.403">
                <text:p>967.4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8.87">
                <text:p>18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967.606">
                <text:p>967.6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8.87">
                <text:p>18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967.606">
                <text:p>967.6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8.865">
                <text:p>18.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967.782">
                <text:p>967.7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8.865">
                <text:p>18.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967.782">
                <text:p>967.7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8.802">
                <text:p>18.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968.194">
                <text:p>968.1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8.598">
                <text:p>18.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68.194">
                <text:p>968.1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8.074">
                <text:p>18.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968.37">
                <text:p>968.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8.061">
                <text:p>18.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968.778">
                <text:p>968.7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8.061">
                <text:p>18.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968.778">
                <text:p>968.7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8.434">
                <text:p>8.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923.782">
                <text:p>923.7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7.873">
                <text:p>7.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920.204">
                <text:p>920.2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7.873">
                <text:p>7.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920.204">
                <text:p>920.2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7.02">
                <text:p>7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914.346">
                <text:p>914.3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.02">
                <text:p>7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4.346">
                <text:p>914.3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.884">
                <text:p>6.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4.346">
                <text:p>914.3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6.734">
                <text:p>6.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4.346">
                <text:p>914.3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6.723">
                <text:p>6.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4.144">
                <text:p>914.1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6.723">
                <text:p>6.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4.147">
                <text:p>914.1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.723">
                <text:p>6.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4.147">
                <text:p>914.1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6.635">
                <text:p>6.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3.938">
                <text:p>913.9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6.625">
                <text:p>6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3.736">
                <text:p>913.7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6.605">
                <text:p>6.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913.536">
                <text:p>913.5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6.605">
                <text:p>6.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3.536">
                <text:p>913.5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6.605">
                <text:p>6.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3.536">
                <text:p>913.5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5.326">
                <text:p>5.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4.045">
                <text:p>914.0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5.269">
                <text:p>5.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4.045">
                <text:p>914.0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5.209">
                <text:p>5.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913.842">
                <text:p>913.8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5.052">
                <text:p>5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913.469">
                <text:p>913.4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5.052">
                <text:p>5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3.469">
                <text:p>913.4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5.027">
                <text:p>5.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3.267">
                <text:p>913.2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5.027">
                <text:p>5.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913.267">
                <text:p>913.2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5.027">
                <text:p>5.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913.267">
                <text:p>913.2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4.151">
                <text:p>4.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3.109">
                <text:p>913.1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4.151">
                <text:p>4.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913.109">
                <text:p>913.1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4.131">
                <text:p>4.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933">
                <text:p>912.9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4.071">
                <text:p>4.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913.109">
                <text:p>913.1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3.627">
                <text:p>3.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913.286">
                <text:p>913.2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3.323">
                <text:p>3.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3.083">
                <text:p>913.0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3.323">
                <text:p>3.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913.083">
                <text:p>913.0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3.323">
                <text:p>3.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913.083">
                <text:p>913.0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3.323">
                <text:p>3.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913.083">
                <text:p>913.0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2.834">
                <text:p>2.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3.259">
                <text:p>913.2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2.834">
                <text:p>2.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913.259">
                <text:p>913.2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2.771">
                <text:p>2.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3.468">
                <text:p>913.4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2.771">
                <text:p>2.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3.468">
                <text:p>913.4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2.771">
                <text:p>2.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3.468">
                <text:p>913.4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2.771">
                <text:p>2.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3.468">
                <text:p>913.4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2.771">
                <text:p>2.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3.468">
                <text:p>913.4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2.771">
                <text:p>2.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3.468">
                <text:p>913.4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2.771">
                <text:p>2.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3.468">
                <text:p>913.4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2.771">
                <text:p>2.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3.468">
                <text:p>913.4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2.694">
                <text:p>2.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3.468">
                <text:p>913.4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2.694">
                <text:p>2.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3.468">
                <text:p>913.4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2.17">
                <text:p>2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1.855">
                <text:p>911.8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.605">
                <text:p>1.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1.855">
                <text:p>911.8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.586">
                <text:p>1.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1.855">
                <text:p>911.8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.586">
                <text:p>1.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1.855">
                <text:p>911.8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.586">
                <text:p>1.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1.855">
                <text:p>911.8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.586">
                <text:p>1.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1.855">
                <text:p>911.8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.586">
                <text:p>1.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1.855">
                <text:p>911.8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.586">
                <text:p>1.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1.855">
                <text:p>911.8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.586">
                <text:p>1.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1.855">
                <text:p>911.8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.541">
                <text:p>1.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.541">
                <text:p>1.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.541">
                <text:p>1.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.541">
                <text:p>1.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.541">
                <text:p>1.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.541">
                <text:p>1.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.541">
                <text:p>1.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.541">
                <text:p>1.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.541">
                <text:p>1.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.541">
                <text:p>1.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.541">
                <text:p>1.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.541">
                <text:p>1.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.541">
                <text:p>1.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.541">
                <text:p>1.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.541">
                <text:p>1.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.402">
                <text:p>1.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.402">
                <text:p>1.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.402">
                <text:p>1.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.402">
                <text:p>1.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.402">
                <text:p>1.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.402">
                <text:p>1.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.402">
                <text:p>1.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.402">
                <text:p>1.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.402">
                <text:p>1.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.402">
                <text:p>1.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.402">
                <text:p>1.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.402">
                <text:p>1.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.402">
                <text:p>1.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.402">
                <text:p>1.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.402">
                <text:p>1.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.402">
                <text:p>1.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.402">
                <text:p>1.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.402">
                <text:p>1.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.402">
                <text:p>1.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.402">
                <text:p>1.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">
                <text:p>80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">
                <text:p>80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">
                <text:p>80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">
                <text:p>80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">
                <text:p>80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">
                <text:p>80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">
                <text:p>80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">
                <text:p>80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">
                <text:p>80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">
                <text:p>81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">
                <text:p>81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">
                <text:p>81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">
                <text:p>81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">
                <text:p>81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">
                <text:p>81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">
                <text:p>81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">
                <text:p>81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">
                <text:p>81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">
                <text:p>82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">
                <text:p>82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">
                <text:p>82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">
                <text:p>82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">
                <text:p>82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">
                <text:p>82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">
                <text:p>82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">
                <text:p>82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">
                <text:p>82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">
                <text:p>83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">
                <text:p>83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">
                <text:p>83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">
                <text:p>83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">
                <text:p>83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">
                <text:p>83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">
                <text:p>83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">
                <text:p>83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">
                <text:p>83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">
                <text:p>84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">
                <text:p>84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">
                <text:p>84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">
                <text:p>84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">
                <text:p>84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">
                <text:p>84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">
                <text:p>84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">
                <text:p>84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">
                <text:p>85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">
                <text:p>85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">
                <text:p>85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">
                <text:p>85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">
                <text:p>85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">
                <text:p>85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">
                <text:p>85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">
                <text:p>85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">
                <text:p>85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">
                <text:p>86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">
                <text:p>86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">
                <text:p>86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">
                <text:p>86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">
                <text:p>86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">
                <text:p>86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">
                <text:p>86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">
                <text:p>86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">
                <text:p>86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">
                <text:p>87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">
                <text:p>87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">
                <text:p>87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">
                <text:p>87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">
                <text:p>87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">
                <text:p>87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">
                <text:p>87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">
                <text:p>87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">
                <text:p>87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">
                <text:p>87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">
                <text:p>88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">
                <text:p>88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">
                <text:p>88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">
                <text:p>88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">
                <text:p>88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">
                <text:p>88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">
                <text:p>88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">
                <text:p>88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">
                <text:p>88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">
                <text:p>88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">
                <text:p>89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">
                <text:p>89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">
                <text:p>89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">
                <text:p>89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">
                <text:p>89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">
                <text:p>89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">
                <text:p>89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">
                <text:p>90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">
                <text:p>90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">
                <text:p>90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">
                <text:p>90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">
                <text:p>90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">
                <text:p>90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">
                <text:p>90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">
                <text:p>90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">
                <text:p>90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">
                <text:p>90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">
                <text:p>91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">
                <text:p>91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">
                <text:p>91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">
                <text:p>91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">
                <text:p>91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">
                <text:p>91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">
                <text:p>91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">
                <text:p>91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">
                <text:p>91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">
                <text:p>91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">
                <text:p>92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">
                <text:p>92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">
                <text:p>92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">
                <text:p>92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">
                <text:p>92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">
                <text:p>92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">
                <text:p>92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">
                <text:p>92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">
                <text:p>92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">
                <text:p>92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">
                <text:p>93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">
                <text:p>93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">
                <text:p>93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">
                <text:p>93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">
                <text:p>93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">
                <text:p>93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">
                <text:p>93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">
                <text:p>93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">
                <text:p>93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">
                <text:p>94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">
                <text:p>94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">
                <text:p>94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">
                <text:p>94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">
                <text:p>94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">
                <text:p>94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">
                <text:p>94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">
                <text:p>94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">
                <text:p>94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">
                <text:p>94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">
                <text:p>95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">
                <text:p>95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">
                <text:p>95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">
                <text:p>95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">
                <text:p>95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">
                <text:p>95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">
                <text:p>95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">
                <text:p>95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">
                <text:p>95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">
                <text:p>95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">
                <text:p>96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">
                <text:p>96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">
                <text:p>96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">
                <text:p>96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">
                <text:p>96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">
                <text:p>96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">
                <text:p>96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">
                <text:p>96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">
                <text:p>96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">
                <text:p>96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">
                <text:p>97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">
                <text:p>97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">
                <text:p>97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">
                <text:p>97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">
                <text:p>97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">
                <text:p>97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">
                <text:p>97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">
                <text:p>97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">
                <text:p>97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">
                <text:p>97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">
                <text:p>98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">
                <text:p>98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">
                <text:p>98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">
                <text:p>98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">
                <text:p>98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">
                <text:p>98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">
                <text:p>98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">
                <text:p>98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">
                <text:p>98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">
                <text:p>98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">
                <text:p>99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">
                <text:p>99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">
                <text:p>99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">
                <text:p>99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">
                <text:p>99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">
                <text:p>99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">
                <text:p>99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">
                <text:p>99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">
                <text:p>99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0">
                <text:p>100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1">
                <text:p>100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2">
                <text:p>100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3">
                <text:p>100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4">
                <text:p>100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5">
                <text:p>100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6">
                <text:p>100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7">
                <text:p>100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8">
                <text:p>100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09">
                <text:p>100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0">
                <text:p>101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1">
                <text:p>101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2">
                <text:p>101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3">
                <text:p>101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4">
                <text:p>101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5">
                <text:p>101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6">
                <text:p>101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7">
                <text:p>101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8">
                <text:p>101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19">
                <text:p>101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0">
                <text:p>102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1">
                <text:p>102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2">
                <text:p>102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3">
                <text:p>102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4">
                <text:p>102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5">
                <text:p>102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6">
                <text:p>102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7">
                <text:p>102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8">
                <text:p>102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29">
                <text:p>102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0">
                <text:p>103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1">
                <text:p>103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2">
                <text:p>103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3">
                <text:p>103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4">
                <text:p>103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5">
                <text:p>103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6">
                <text:p>103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7">
                <text:p>103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8">
                <text:p>103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39">
                <text:p>103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0">
                <text:p>104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1">
                <text:p>104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2">
                <text:p>104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3">
                <text:p>104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4">
                <text:p>104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5">
                <text:p>104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6">
                <text:p>104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7">
                <text:p>104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8">
                <text:p>104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49">
                <text:p>104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0">
                <text:p>105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1">
                <text:p>105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2">
                <text:p>105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3">
                <text:p>105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4">
                <text:p>105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5">
                <text:p>105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6">
                <text:p>105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7">
                <text:p>105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8">
                <text:p>105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59">
                <text:p>105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0">
                <text:p>106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1">
                <text:p>106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2">
                <text:p>106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3">
                <text:p>106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4">
                <text:p>106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5">
                <text:p>106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6">
                <text:p>106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7">
                <text:p>106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8">
                <text:p>106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69">
                <text:p>106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0">
                <text:p>107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1">
                <text:p>107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2">
                <text:p>107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3">
                <text:p>107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4">
                <text:p>107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5">
                <text:p>107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6">
                <text:p>107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7">
                <text:p>107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8">
                <text:p>107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79">
                <text:p>107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0">
                <text:p>108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1">
                <text:p>108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2">
                <text:p>108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3">
                <text:p>108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4">
                <text:p>108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5">
                <text:p>108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6">
                <text:p>108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7">
                <text:p>108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8">
                <text:p>108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89">
                <text:p>108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0">
                <text:p>109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1">
                <text:p>109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2">
                <text:p>109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3">
                <text:p>109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4">
                <text:p>109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5">
                <text:p>109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6">
                <text:p>109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7">
                <text:p>109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8">
                <text:p>109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099">
                <text:p>109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0">
                <text:p>110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01">
                <text:p>110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02">
                <text:p>110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3">
                <text:p>110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4">
                <text:p>110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5">
                <text:p>110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6">
                <text:p>110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07">
                <text:p>110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8">
                <text:p>110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09">
                <text:p>110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0">
                <text:p>111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1">
                <text:p>111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2">
                <text:p>111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3">
                <text:p>111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4">
                <text:p>111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5">
                <text:p>111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6">
                <text:p>111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17">
                <text:p>111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18">
                <text:p>111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19">
                <text:p>111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20">
                <text:p>112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21">
                <text:p>112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22">
                <text:p>112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23">
                <text:p>112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4">
                <text:p>112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5">
                <text:p>112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6">
                <text:p>112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27">
                <text:p>112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28">
                <text:p>112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29">
                <text:p>112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0">
                <text:p>113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1">
                <text:p>113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2">
                <text:p>113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3">
                <text:p>113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4">
                <text:p>113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5">
                <text:p>113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6">
                <text:p>113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7">
                <text:p>113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8">
                <text:p>113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39">
                <text:p>113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0">
                <text:p>114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41">
                <text:p>114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42">
                <text:p>114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43">
                <text:p>114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44">
                <text:p>114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5">
                <text:p>114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46">
                <text:p>114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47">
                <text:p>114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8">
                <text:p>114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49">
                <text:p>114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50">
                <text:p>115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51">
                <text:p>115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52">
                <text:p>115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53">
                <text:p>115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4">
                <text:p>115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55">
                <text:p>115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56">
                <text:p>115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7">
                <text:p>115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58">
                <text:p>115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59">
                <text:p>115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60">
                <text:p>116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61">
                <text:p>116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62">
                <text:p>116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63">
                <text:p>116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64">
                <text:p>116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65">
                <text:p>116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66">
                <text:p>116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67">
                <text:p>116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68">
                <text:p>116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69">
                <text:p>116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70">
                <text:p>117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71">
                <text:p>117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72">
                <text:p>117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73">
                <text:p>117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74">
                <text:p>117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75">
                <text:p>117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76">
                <text:p>117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77">
                <text:p>117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78">
                <text:p>117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79">
                <text:p>117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80">
                <text:p>118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1">
                <text:p>118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82">
                <text:p>118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83">
                <text:p>118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84">
                <text:p>118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85">
                <text:p>118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6">
                <text:p>118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87">
                <text:p>118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88">
                <text:p>118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89">
                <text:p>118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90">
                <text:p>119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91">
                <text:p>119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92">
                <text:p>119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93">
                <text:p>119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94">
                <text:p>119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95">
                <text:p>119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96">
                <text:p>119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97">
                <text:p>119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98">
                <text:p>119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199">
                <text:p>119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00">
                <text:p>120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01">
                <text:p>120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02">
                <text:p>120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03">
                <text:p>120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04">
                <text:p>120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05">
                <text:p>120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06">
                <text:p>120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07">
                <text:p>120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08">
                <text:p>120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09">
                <text:p>120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10">
                <text:p>121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11">
                <text:p>121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12">
                <text:p>121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13">
                <text:p>121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14">
                <text:p>121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15">
                <text:p>121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16">
                <text:p>121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17">
                <text:p>121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18">
                <text:p>121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19">
                <text:p>121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20">
                <text:p>122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21">
                <text:p>122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22">
                <text:p>122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23">
                <text:p>122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24">
                <text:p>122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25">
                <text:p>122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26">
                <text:p>122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27">
                <text:p>122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28">
                <text:p>122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29">
                <text:p>122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30">
                <text:p>123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31">
                <text:p>123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32">
                <text:p>123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33">
                <text:p>123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34">
                <text:p>123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35">
                <text:p>123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36">
                <text:p>123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37">
                <text:p>123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38">
                <text:p>123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39">
                <text:p>123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40">
                <text:p>124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41">
                <text:p>124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42">
                <text:p>124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43">
                <text:p>124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44">
                <text:p>1244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45">
                <text:p>1245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46">
                <text:p>1246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47">
                <text:p>1247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48">
                <text:p>1248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49">
                <text:p>1249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50">
                <text:p>1250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51">
                <text:p>1251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52">
                <text:p>1252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53">
                <text:p>1253</text:p>
              </table:table-cell>
              <table:table-cell office:value-type="float" office:value="1.173">
                <text:p>1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12.064">
                <text:p>912.0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ot_20__28_Rounded_29_" draw:display-name="Long Dot (Rounded)" draw:style="round" draw:dots1="1" draw:dots1-length="1%" draw:distance="399%"/>
  </office:styles>
</office:document-styles>
</file>